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45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55in" svg:height="5.3059in" svg:x="0.1831in" svg:y="0.7083in">
            <draw:object draw:notify-on-update-of-ranges="Sheet1.B1:Sheet1.B1 Sheet1.B2:Sheet1.B371 Sheet1.D1:Sheet1.D1 Sheet1.D2:Sheet1.D3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0949in" svg:height="5.3177in" svg:x="0.2559in" svg:y="6.1819in">
            <draw:object draw:notify-on-update-of-ranges="Sheet1.B1:Sheet1.B3 Sheet1.B4:Sheet1.B371 Sheet1.E1:Sheet1.E3 Sheet1.E4:Sheet1.E3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2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7:07:14_256694</text:p>
          </table:table-cell>
          <table:table-cell office:value-type="float" office:value="10">
            <text:p>10</text:p>
          </table:table-cell>
          <table:table-cell office:value-type="float" office:value="-15">
            <text:p>-15</text:p>
          </table:table-cell>
          <table:table-cell office:value-type="float" office:value="140">
            <text:p>140</text:p>
          </table:table-cell>
          <table:table-cell/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7:07:14_264945</text:p>
          </table:table-cell>
          <table:table-cell office:value-type="float" office:value="10.1">
            <text:p>10.1</text:p>
          </table:table-cell>
          <table:table-cell office:value-type="float" office:value="90">
            <text:p>90</text:p>
          </table:table-cell>
          <table:table-cell office:value-type="float" office:value="193">
            <text:p>193</text:p>
          </table:table-cell>
          <table:table-cell/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7:07:14_273212</text:p>
          </table:table-cell>
          <table:table-cell office:value-type="float" office:value="10.2">
            <text:p>10.2</text:p>
          </table:table-cell>
          <table:table-cell office:value-type="float" office:value="90">
            <text:p>90</text:p>
          </table:table-cell>
          <table:table-cell office:value-type="float" office:value="193">
            <text:p>193</text:p>
          </table:table-cell>
          <table:table-cell table:formula="of:=([.D4]+[.D3]+[.D2])/3" office:value-type="float" office:value="175.333333333333">
            <text:p>175.3333333333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7:07:14_281496</text:p>
          </table:table-cell>
          <table:table-cell office:value-type="float" office:value="10.3">
            <text:p>10.3</text:p>
          </table:table-cell>
          <table:table-cell office:value-type="float" office:value="-4">
            <text:p>-4</text:p>
          </table:table-cell>
          <table:table-cell office:value-type="float" office:value="109">
            <text:p>109</text:p>
          </table:table-cell>
          <table:table-cell table:formula="of:=([.D5]+[.D4]+[.D3])/3" office:value-type="float" office:value="165">
            <text:p>165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14_289771</text:p>
          </table:table-cell>
          <table:table-cell office:value-type="float" office:value="10.4">
            <text:p>10.4</text:p>
          </table:table-cell>
          <table:table-cell office:value-type="float" office:value="-4">
            <text:p>-4</text:p>
          </table:table-cell>
          <table:table-cell office:value-type="float" office:value="109">
            <text:p>109</text:p>
          </table:table-cell>
          <table:table-cell table:formula="of:=([.D6]+[.D5]+[.D4])/3" office:value-type="float" office:value="137">
            <text:p>137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14_298307</text:p>
          </table:table-cell>
          <table:table-cell office:value-type="float" office:value="10.5">
            <text:p>10.5</text:p>
          </table:table-cell>
          <table:table-cell office:value-type="float" office:value="-4">
            <text:p>-4</text:p>
          </table:table-cell>
          <table:table-cell office:value-type="float" office:value="109">
            <text:p>109</text:p>
          </table:table-cell>
          <table:table-cell table:formula="of:=([.D7]+[.D6]+[.D5])/3" office:value-type="float" office:value="109">
            <text:p>109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14_306589</text:p>
          </table:table-cell>
          <table:table-cell office:value-type="float" office:value="10.6">
            <text:p>10.6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table:formula="of:=([.D8]+[.D7]+[.D6])/3" office:value-type="float" office:value="140.333333333333">
            <text:p>140.3333333333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7:07:14_314852</text:p>
          </table:table-cell>
          <table:table-cell office:value-type="float" office:value="10.7">
            <text:p>10.7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table:formula="of:=([.D9]+[.D8]+[.D7])/3" office:value-type="float" office:value="171.666666666667">
            <text:p>171.6666666667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7:07:14_323133</text:p>
          </table:table-cell>
          <table:table-cell office:value-type="float" office:value="10.8">
            <text:p>10.8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table:formula="of:=([.D10]+[.D9]+[.D8])/3" office:value-type="float" office:value="170">
            <text:p>17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14_331343</text:p>
          </table:table-cell>
          <table:table-cell office:value-type="float" office:value="10.9">
            <text:p>10.9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table:formula="of:=([.D11]+[.D10]+[.D9])/3" office:value-type="float" office:value="137">
            <text:p>13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14_339817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table:formula="of:=([.D12]+[.D11]+[.D10])/3" office:value-type="float" office:value="125">
            <text:p>125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14_348149</text:p>
          </table:table-cell>
          <table:table-cell office:value-type="float" office:value="11.1">
            <text:p>11.1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table:formula="of:=([.D13]+[.D12]+[.D11])/3" office:value-type="float" office:value="146">
            <text:p>146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14_356455</text:p>
          </table:table-cell>
          <table:table-cell office:value-type="float" office:value="11.2">
            <text:p>11.2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table:formula="of:=([.D14]+[.D13]+[.D12])/3" office:value-type="float" office:value="167">
            <text:p>167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14_364738</text:p>
          </table:table-cell>
          <table:table-cell office:value-type="float" office:value="11.3">
            <text:p>11.3</text:p>
          </table:table-cell>
          <table:table-cell office:value-type="float" office:value="-155">
            <text:p>-155</text:p>
          </table:table-cell>
          <table:table-cell office:value-type="float" office:value="180">
            <text:p>180</text:p>
          </table:table-cell>
          <table:table-cell table:formula="of:=([.D15]+[.D14]+[.D13])/3" office:value-type="float" office:value="171.333333333333">
            <text:p>171.3333333333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14_373034</text:p>
          </table:table-cell>
          <table:table-cell office:value-type="float" office:value="11.4">
            <text:p>11.4</text:p>
          </table:table-cell>
          <table:table-cell office:value-type="float" office:value="-155">
            <text:p>-155</text:p>
          </table:table-cell>
          <table:table-cell office:value-type="float" office:value="180">
            <text:p>180</text:p>
          </table:table-cell>
          <table:table-cell table:formula="of:=([.D16]+[.D15]+[.D14])/3" office:value-type="float" office:value="175.666666666667">
            <text:p>175.6666666667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7:07:14_381379</text:p>
          </table:table-cell>
          <table:table-cell office:value-type="float" office:value="11.5">
            <text:p>11.5</text:p>
          </table:table-cell>
          <table:table-cell office:value-type="float" office:value="-106">
            <text:p>-106</text:p>
          </table:table-cell>
          <table:table-cell office:value-type="float" office:value="247">
            <text:p>247</text:p>
          </table:table-cell>
          <table:table-cell table:formula="of:=([.D17]+[.D16]+[.D15])/3" office:value-type="float" office:value="202.333333333333">
            <text:p>202.3333333333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7:07:14_389716</text:p>
          </table:table-cell>
          <table:table-cell office:value-type="float" office:value="11.6">
            <text:p>11.6</text:p>
          </table:table-cell>
          <table:table-cell office:value-type="float" office:value="-106">
            <text:p>-106</text:p>
          </table:table-cell>
          <table:table-cell office:value-type="float" office:value="247">
            <text:p>247</text:p>
          </table:table-cell>
          <table:table-cell table:formula="of:=([.D18]+[.D17]+[.D16])/3" office:value-type="float" office:value="224.666666666667">
            <text:p>224.6666666667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14_399144</text:p>
          </table:table-cell>
          <table:table-cell office:value-type="float" office:value="11.7">
            <text:p>11.7</text:p>
          </table:table-cell>
          <table:table-cell office:value-type="float" office:value="-17">
            <text:p>-17</text:p>
          </table:table-cell>
          <table:table-cell office:value-type="float" office:value="140">
            <text:p>140</text:p>
          </table:table-cell>
          <table:table-cell table:formula="of:=([.D19]+[.D18]+[.D17])/3" office:value-type="float" office:value="211.333333333333">
            <text:p>211.3333333333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14_407455</text:p>
          </table:table-cell>
          <table:table-cell office:value-type="float" office:value="11.8">
            <text:p>11.8</text:p>
          </table:table-cell>
          <table:table-cell office:value-type="float" office:value="-17">
            <text:p>-17</text:p>
          </table:table-cell>
          <table:table-cell office:value-type="float" office:value="140">
            <text:p>140</text:p>
          </table:table-cell>
          <table:table-cell table:formula="of:=([.D20]+[.D19]+[.D18])/3" office:value-type="float" office:value="175.666666666667">
            <text:p>175.6666666667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14_415725</text:p>
          </table:table-cell>
          <table:table-cell office:value-type="float" office:value="11.9">
            <text:p>11.9</text:p>
          </table:table-cell>
          <table:table-cell office:value-type="float" office:value="-17">
            <text:p>-17</text:p>
          </table:table-cell>
          <table:table-cell office:value-type="float" office:value="140">
            <text:p>140</text:p>
          </table:table-cell>
          <table:table-cell table:formula="of:=([.D21]+[.D20]+[.D19])/3" office:value-type="float" office:value="140">
            <text:p>140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14_42398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table:formula="of:=([.D22]+[.D21]+[.D20])/3" office:value-type="float" office:value="138">
            <text:p>138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14_432261</text:p>
          </table:table-cell>
          <table:table-cell office:value-type="float" office:value="12.1">
            <text:p>12.1</text:p>
          </table:table-cell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table:formula="of:=([.D23]+[.D22]+[.D21])/3" office:value-type="float" office:value="136">
            <text:p>136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14_440522</text:p>
          </table:table-cell>
          <table:table-cell office:value-type="float" office:value="12.2">
            <text:p>12.2</text:p>
          </table:table-cell>
          <table:table-cell office:value-type="float" office:value="-13">
            <text:p>-13</text:p>
          </table:table-cell>
          <table:table-cell office:value-type="float" office:value="171">
            <text:p>171</text:p>
          </table:table-cell>
          <table:table-cell table:formula="of:=([.D24]+[.D23]+[.D22])/3" office:value-type="float" office:value="146.333333333333">
            <text:p>146.3333333333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7:07:14_448801</text:p>
          </table:table-cell>
          <table:table-cell office:value-type="float" office:value="12.3">
            <text:p>12.3</text:p>
          </table:table-cell>
          <table:table-cell office:value-type="float" office:value="-13">
            <text:p>-13</text:p>
          </table:table-cell>
          <table:table-cell office:value-type="float" office:value="171">
            <text:p>171</text:p>
          </table:table-cell>
          <table:table-cell table:formula="of:=([.D25]+[.D24]+[.D23])/3" office:value-type="float" office:value="158.666666666667">
            <text:p>158.6666666667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7:07:14_457053</text:p>
          </table:table-cell>
          <table:table-cell office:value-type="float" office:value="12.4">
            <text:p>12.4</text:p>
          </table:table-cell>
          <table:table-cell office:value-type="float" office:value="39">
            <text:p>39</text:p>
          </table:table-cell>
          <table:table-cell office:value-type="float" office:value="171">
            <text:p>171</text:p>
          </table:table-cell>
          <table:table-cell table:formula="of:=([.D26]+[.D25]+[.D24])/3" office:value-type="float" office:value="171">
            <text:p>171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14_465317</text:p>
          </table:table-cell>
          <table:table-cell office:value-type="float" office:value="12.5">
            <text:p>12.5</text:p>
          </table:table-cell>
          <table:table-cell office:value-type="float" office:value="39">
            <text:p>39</text:p>
          </table:table-cell>
          <table:table-cell office:value-type="float" office:value="171">
            <text:p>171</text:p>
          </table:table-cell>
          <table:table-cell table:formula="of:=([.D27]+[.D26]+[.D25])/3" office:value-type="float" office:value="171">
            <text:p>171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14_473593</text:p>
          </table:table-cell>
          <table:table-cell office:value-type="float" office:value="12.6">
            <text:p>12.6</text:p>
          </table:table-cell>
          <table:table-cell office:value-type="float" office:value="39">
            <text:p>39</text:p>
          </table:table-cell>
          <table:table-cell office:value-type="float" office:value="171">
            <text:p>171</text:p>
          </table:table-cell>
          <table:table-cell table:formula="of:=([.D28]+[.D27]+[.D26])/3" office:value-type="float" office:value="171">
            <text:p>171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14_481875</text:p>
          </table:table-cell>
          <table:table-cell office:value-type="float" office:value="12.7">
            <text:p>12.7</text:p>
          </table:table-cell>
          <table:table-cell office:value-type="float" office:value="-53">
            <text:p>-53</text:p>
          </table:table-cell>
          <table:table-cell office:value-type="float" office:value="191">
            <text:p>191</text:p>
          </table:table-cell>
          <table:table-cell table:formula="of:=([.D29]+[.D28]+[.D27])/3" office:value-type="float" office:value="177.666666666667">
            <text:p>177.6666666667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7:07:14_490163</text:p>
          </table:table-cell>
          <table:table-cell office:value-type="float" office:value="12.8">
            <text:p>12.8</text:p>
          </table:table-cell>
          <table:table-cell office:value-type="float" office:value="-53">
            <text:p>-53</text:p>
          </table:table-cell>
          <table:table-cell office:value-type="float" office:value="191">
            <text:p>191</text:p>
          </table:table-cell>
          <table:table-cell table:formula="of:=([.D30]+[.D29]+[.D28])/3" office:value-type="float" office:value="184.333333333333">
            <text:p>184.3333333333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7:07:14_498471</text:p>
          </table:table-cell>
          <table:table-cell office:value-type="float" office:value="12.9">
            <text:p>12.9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table:formula="of:=([.D31]+[.D30]+[.D29])/3" office:value-type="float" office:value="154.666666666667">
            <text:p>154.6666666667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14_50747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table:formula="of:=([.D32]+[.D31]+[.D30])/3" office:value-type="float" office:value="118.333333333333">
            <text:p>118.3333333333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14_515903</text:p>
          </table:table-cell>
          <table:table-cell office:value-type="float" office:value="13.1">
            <text:p>13.1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table:formula="of:=([.D33]+[.D32]+[.D31])/3" office:value-type="float" office:value="119">
            <text:p>119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14_524223</text:p>
          </table:table-cell>
          <table:table-cell office:value-type="float" office:value="13.2">
            <text:p>13.2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table:formula="of:=([.D34]+[.D33]+[.D32])/3" office:value-type="float" office:value="156">
            <text:p>156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14_532491</text:p>
          </table:table-cell>
          <table:table-cell office:value-type="float" office:value="13.3">
            <text:p>13.3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table:formula="of:=([.D35]+[.D34]+[.D33])/3" office:value-type="float" office:value="193">
            <text:p>193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14_540827</text:p>
          </table:table-cell>
          <table:table-cell office:value-type="float" office:value="13.4">
            <text:p>13.4</text:p>
          </table:table-cell>
          <table:table-cell office:value-type="float" office:value="31">
            <text:p>31</text:p>
          </table:table-cell>
          <table:table-cell office:value-type="float" office:value="137">
            <text:p>137</text:p>
          </table:table-cell>
          <table:table-cell table:formula="of:=([.D36]+[.D35]+[.D34])/3" office:value-type="float" office:value="174.333333333333">
            <text:p>174.3333333333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14_549127</text:p>
          </table:table-cell>
          <table:table-cell office:value-type="float" office:value="13.5">
            <text:p>13.5</text:p>
          </table:table-cell>
          <table:table-cell office:value-type="float" office:value="31">
            <text:p>31</text:p>
          </table:table-cell>
          <table:table-cell office:value-type="float" office:value="137">
            <text:p>137</text:p>
          </table:table-cell>
          <table:table-cell table:formula="of:=([.D37]+[.D36]+[.D35])/3" office:value-type="float" office:value="155.666666666667">
            <text:p>155.6666666667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7:07:14_557486</text:p>
          </table:table-cell>
          <table:table-cell office:value-type="float" office:value="13.6">
            <text:p>13.6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  <table:table-cell table:formula="of:=([.D38]+[.D37]+[.D36])/3" office:value-type="float" office:value="135.333333333333">
            <text:p>135.3333333333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7:07:14_565829</text:p>
          </table:table-cell>
          <table:table-cell office:value-type="float" office:value="13.7">
            <text:p>13.7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  <table:table-cell table:formula="of:=([.D39]+[.D38]+[.D37])/3" office:value-type="float" office:value="133.666666666667">
            <text:p>133.6666666667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14_574114</text:p>
          </table:table-cell>
          <table:table-cell office:value-type="float" office:value="13.8">
            <text:p>13.8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table:formula="of:=([.D40]+[.D39]+[.D38])/3" office:value-type="float" office:value="143.333333333333">
            <text:p>143.3333333333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14_582443</text:p>
          </table:table-cell>
          <table:table-cell office:value-type="float" office:value="13.9">
            <text:p>13.9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table:formula="of:=([.D41]+[.D40]+[.D39])/3" office:value-type="float" office:value="154.666666666667">
            <text:p>154.6666666667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14_59073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table:formula="of:=([.D42]+[.D41]+[.D40])/3" office:value-type="float" office:value="166">
            <text:p>166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14_599054</text:p>
          </table:table-cell>
          <table:table-cell office:value-type="float" office:value="14.1">
            <text:p>14.1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table:formula="of:=([.D43]+[.D42]+[.D41])/3" office:value-type="float" office:value="165.333333333333">
            <text:p>165.3333333333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14_607326</text:p>
          </table:table-cell>
          <table:table-cell office:value-type="float" office:value="14.2">
            <text:p>14.2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table:formula="of:=([.D44]+[.D43]+[.D42])/3" office:value-type="float" office:value="164.666666666667">
            <text:p>164.6666666667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14_615608</text:p>
          </table:table-cell>
          <table:table-cell office:value-type="float" office:value="14.3">
            <text:p>14.3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table:formula="of:=([.D45]+[.D44]+[.D43])/3" office:value-type="float" office:value="165.333333333333">
            <text:p>165.333333333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7:07:14_623863</text:p>
          </table:table-cell>
          <table:table-cell office:value-type="float" office:value="14.4">
            <text:p>14.4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table:formula="of:=([.D46]+[.D45]+[.D44])/3" office:value-type="float" office:value="166.666666666667">
            <text:p>166.666666666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7:07:14_632122</text:p>
          </table:table-cell>
          <table:table-cell office:value-type="float" office:value="14.5">
            <text:p>14.5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table:formula="of:=([.D47]+[.D46]+[.D45])/3" office:value-type="float" office:value="184.333333333333">
            <text:p>184.3333333333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14_640382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table:formula="of:=([.D48]+[.D47]+[.D46])/3" office:value-type="float" office:value="200.666666666667">
            <text:p>200.6666666667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14_648681</text:p>
          </table:table-cell>
          <table:table-cell office:value-type="float" office:value="14.7">
            <text:p>14.7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table:formula="of:=([.D49]+[.D48]+[.D47])/3" office:value-type="float" office:value="217">
            <text:p>217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14_656935</text:p>
          </table:table-cell>
          <table:table-cell office:value-type="float" office:value="14.8">
            <text:p>14.8</text:p>
          </table:table-cell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table:formula="of:=([.D50]+[.D49]+[.D48])/3" office:value-type="float" office:value="193.333333333333">
            <text:p>193.3333333333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14_665183</text:p>
          </table:table-cell>
          <table:table-cell office:value-type="float" office:value="14.9">
            <text:p>14.9</text:p>
          </table:table-cell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table:formula="of:=([.D51]+[.D50]+[.D49])/3" office:value-type="float" office:value="169.666666666667">
            <text:p>169.6666666667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14_673475</text:p>
          </table:table-cell>
          <table:table-cell office:value-type="float" office:value="15">
            <text:p>15</text:p>
          </table:table-cell>
          <table:table-cell office:value-type="float" office:value="-22">
            <text:p>-22</text:p>
          </table:table-cell>
          <table:table-cell office:value-type="float" office:value="109">
            <text:p>109</text:p>
          </table:table-cell>
          <table:table-cell table:formula="of:=([.D52]+[.D51]+[.D50])/3" office:value-type="float" office:value="133.666666666667">
            <text:p>133.6666666667</text:p>
          </table:table-cell>
          <table:table-cell office:value-type="float" office:value="-154">
            <text:p>-154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14_681741</text:p>
          </table:table-cell>
          <table:table-cell office:value-type="float" office:value="15.1">
            <text:p>15.1</text:p>
          </table:table-cell>
          <table:table-cell office:value-type="float" office:value="-22">
            <text:p>-22</text:p>
          </table:table-cell>
          <table:table-cell office:value-type="float" office:value="109">
            <text:p>109</text:p>
          </table:table-cell>
          <table:table-cell table:formula="of:=([.D53]+[.D52]+[.D51])/3" office:value-type="float" office:value="121.333333333333">
            <text:p>121.3333333333</text:p>
          </table:table-cell>
          <table:table-cell office:value-type="float" office:value="-154">
            <text:p>-154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7:07:14_689995</text:p>
          </table:table-cell>
          <table:table-cell office:value-type="float" office:value="15.2">
            <text:p>15.2</text:p>
          </table:table-cell>
          <table:table-cell office:value-type="float" office:value="56">
            <text:p>56</text:p>
          </table:table-cell>
          <table:table-cell office:value-type="float" office:value="131">
            <text:p>131</text:p>
          </table:table-cell>
          <table:table-cell table:formula="of:=([.D54]+[.D53]+[.D52])/3" office:value-type="float" office:value="116.333333333333">
            <text:p>116.3333333333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7:07:14_698299</text:p>
          </table:table-cell>
          <table:table-cell office:value-type="float" office:value="15.3">
            <text:p>15.3</text:p>
          </table:table-cell>
          <table:table-cell office:value-type="float" office:value="56">
            <text:p>56</text:p>
          </table:table-cell>
          <table:table-cell office:value-type="float" office:value="131">
            <text:p>131</text:p>
          </table:table-cell>
          <table:table-cell table:formula="of:=([.D55]+[.D54]+[.D53])/3" office:value-type="float" office:value="123.666666666667">
            <text:p>123.6666666667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14_706929</text:p>
          </table:table-cell>
          <table:table-cell office:value-type="float" office:value="15.4">
            <text:p>15.4</text:p>
          </table:table-cell>
          <table:table-cell office:value-type="float" office:value="56">
            <text:p>56</text:p>
          </table:table-cell>
          <table:table-cell office:value-type="float" office:value="131">
            <text:p>131</text:p>
          </table:table-cell>
          <table:table-cell table:formula="of:=([.D56]+[.D55]+[.D54])/3" office:value-type="float" office:value="131">
            <text:p>131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14_715215</text:p>
          </table:table-cell>
          <table:table-cell office:value-type="float" office:value="15.5">
            <text:p>15.5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table:formula="of:=([.D57]+[.D56]+[.D55])/3" office:value-type="float" office:value="148.666666666667">
            <text:p>148.666666666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14_723491</text:p>
          </table:table-cell>
          <table:table-cell office:value-type="float" office:value="15.6">
            <text:p>15.6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table:formula="of:=([.D58]+[.D57]+[.D56])/3" office:value-type="float" office:value="166.333333333333">
            <text:p>166.3333333333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7:07:14_731872</text:p>
          </table:table-cell>
          <table:table-cell office:value-type="float" office:value="15.7">
            <text:p>15.7</text:p>
          </table:table-cell>
          <table:table-cell office:value-type="float" office:value="-20">
            <text:p>-20</text:p>
          </table:table-cell>
          <table:table-cell office:value-type="float" office:value="141">
            <text:p>141</text:p>
          </table:table-cell>
          <table:table-cell table:formula="of:=([.D59]+[.D58]+[.D57])/3" office:value-type="float" office:value="169.666666666667">
            <text:p>169.6666666667</text:p>
          </table:table-cell>
          <table:table-cell office:value-type="float" office:value="-61">
            <text:p>-61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7:07:14_740207</text:p>
          </table:table-cell>
          <table:table-cell office:value-type="float" office:value="15.8">
            <text:p>15.8</text:p>
          </table:table-cell>
          <table:table-cell office:value-type="float" office:value="-20">
            <text:p>-20</text:p>
          </table:table-cell>
          <table:table-cell office:value-type="float" office:value="141">
            <text:p>141</text:p>
          </table:table-cell>
          <table:table-cell table:formula="of:=([.D60]+[.D59]+[.D58])/3" office:value-type="float" office:value="155.333333333333">
            <text:p>155.3333333333</text:p>
          </table:table-cell>
          <table:table-cell office:value-type="float" office:value="-61">
            <text:p>-61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14_748521</text:p>
          </table:table-cell>
          <table:table-cell office:value-type="float" office:value="15.9">
            <text:p>15.9</text:p>
          </table:table-cell>
          <table:table-cell office:value-type="float" office:value="-34">
            <text:p>-34</text:p>
          </table:table-cell>
          <table:table-cell office:value-type="float" office:value="138">
            <text:p>138</text:p>
          </table:table-cell>
          <table:table-cell table:formula="of:=([.D61]+[.D60]+[.D59])/3" office:value-type="float" office:value="140">
            <text:p>14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14_756734</text:p>
          </table:table-cell>
          <table:table-cell office:value-type="float" office:value="16">
            <text:p>16</text:p>
          </table:table-cell>
          <table:table-cell office:value-type="float" office:value="-34">
            <text:p>-34</text:p>
          </table:table-cell>
          <table:table-cell office:value-type="float" office:value="138">
            <text:p>138</text:p>
          </table:table-cell>
          <table:table-cell table:formula="of:=([.D62]+[.D61]+[.D60])/3" office:value-type="float" office:value="139">
            <text:p>139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14_765018</text:p>
          </table:table-cell>
          <table:table-cell office:value-type="float" office:value="16.1">
            <text:p>16.1</text:p>
          </table:table-cell>
          <table:table-cell office:value-type="float" office:value="-34">
            <text:p>-34</text:p>
          </table:table-cell>
          <table:table-cell office:value-type="float" office:value="138">
            <text:p>138</text:p>
          </table:table-cell>
          <table:table-cell table:formula="of:=([.D63]+[.D62]+[.D61])/3" office:value-type="float" office:value="138">
            <text:p>13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14_773383</text:p>
          </table:table-cell>
          <table:table-cell office:value-type="float" office:value="16.2">
            <text:p>16.2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table:formula="of:=([.D64]+[.D63]+[.D62])/3" office:value-type="float" office:value="151.666666666667">
            <text:p>151.6666666667</text:p>
          </table:table-cell>
          <table:table-cell office:value-type="float" office:value="-410">
            <text:p>-410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14_781694</text:p>
          </table:table-cell>
          <table:table-cell office:value-type="float" office:value="16.3">
            <text:p>16.3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table:formula="of:=([.D65]+[.D64]+[.D63])/3" office:value-type="float" office:value="165.333333333333">
            <text:p>165.3333333333</text:p>
          </table:table-cell>
          <table:table-cell office:value-type="float" office:value="-410">
            <text:p>-410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14_789997</text:p>
          </table:table-cell>
          <table:table-cell office:value-type="float" office:value="16.4">
            <text:p>16.4</text:p>
          </table:table-cell>
          <table:table-cell office:value-type="float" office:value="-33">
            <text:p>-33</text:p>
          </table:table-cell>
          <table:table-cell office:value-type="float" office:value="175">
            <text:p>175</text:p>
          </table:table-cell>
          <table:table-cell table:formula="of:=([.D66]+[.D65]+[.D64])/3" office:value-type="float" office:value="177.666666666667">
            <text:p>177.6666666667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7:07:14_798317</text:p>
          </table:table-cell>
          <table:table-cell office:value-type="float" office:value="16.5">
            <text:p>16.5</text:p>
          </table:table-cell>
          <table:table-cell office:value-type="float" office:value="-33">
            <text:p>-33</text:p>
          </table:table-cell>
          <table:table-cell office:value-type="float" office:value="175">
            <text:p>175</text:p>
          </table:table-cell>
          <table:table-cell table:formula="of:=([.D67]+[.D66]+[.D65])/3" office:value-type="float" office:value="176.333333333333">
            <text:p>176.3333333333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7:07:14_806774</text:p>
          </table:table-cell>
          <table:table-cell office:value-type="float" office:value="16.6">
            <text:p>16.6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formula="of:=([.D68]+[.D67]+[.D66])/3" office:value-type="float" office:value="166.666666666667">
            <text:p>166.6666666667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14_815749</text:p>
          </table:table-cell>
          <table:table-cell office:value-type="float" office:value="16.7">
            <text:p>16.7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formula="of:=([.D69]+[.D68]+[.D67])/3" office:value-type="float" office:value="158.333333333333">
            <text:p>158.3333333333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14_824030</text:p>
          </table:table-cell>
          <table:table-cell office:value-type="float" office:value="16.8">
            <text:p>16.8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formula="of:=([.D70]+[.D69]+[.D68])/3" office:value-type="float" office:value="150">
            <text:p>150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14_832301</text:p>
          </table:table-cell>
          <table:table-cell office:value-type="float" office:value="16.9">
            <text:p>16.9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table:formula="of:=([.D71]+[.D70]+[.D69])/3" office:value-type="float" office:value="140.333333333333">
            <text:p>140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14_84058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table:formula="of:=([.D72]+[.D71]+[.D70])/3" office:value-type="float" office:value="130.666666666667">
            <text:p>130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14_848864</text:p>
          </table:table-cell>
          <table:table-cell office:value-type="float" office:value="17.1">
            <text:p>17.1</text:p>
          </table:table-cell>
          <table:table-cell office:value-type="float" office:value="-4">
            <text:p>-4</text:p>
          </table:table-cell>
          <table:table-cell office:value-type="float" office:value="185">
            <text:p>185</text:p>
          </table:table-cell>
          <table:table-cell table:formula="of:=([.D73]+[.D72]+[.D71])/3" office:value-type="float" office:value="142.333333333333">
            <text:p>142.3333333333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14_857124</text:p>
          </table:table-cell>
          <table:table-cell office:value-type="float" office:value="17.2">
            <text:p>17.2</text:p>
          </table:table-cell>
          <table:table-cell office:value-type="float" office:value="-4">
            <text:p>-4</text:p>
          </table:table-cell>
          <table:table-cell office:value-type="float" office:value="185">
            <text:p>185</text:p>
          </table:table-cell>
          <table:table-cell table:formula="of:=([.D74]+[.D73]+[.D72])/3" office:value-type="float" office:value="163.666666666667">
            <text:p>163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7:07:14_865386</text:p>
          </table:table-cell>
          <table:table-cell office:value-type="float" office:value="17.3">
            <text:p>17.3</text:p>
          </table:table-cell>
          <table:table-cell office:value-type="float" office:value="101">
            <text:p>101</text:p>
          </table:table-cell>
          <table:table-cell office:value-type="float" office:value="149">
            <text:p>149</text:p>
          </table:table-cell>
          <table:table-cell table:formula="of:=([.D75]+[.D74]+[.D73])/3" office:value-type="float" office:value="173">
            <text:p>173</text:p>
          </table:table-cell>
          <table:table-cell office:value-type="float" office:value="-412">
            <text:p>-412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7:07:14_873624</text:p>
          </table:table-cell>
          <table:table-cell office:value-type="float" office:value="17.4">
            <text:p>17.4</text:p>
          </table:table-cell>
          <table:table-cell office:value-type="float" office:value="101">
            <text:p>101</text:p>
          </table:table-cell>
          <table:table-cell office:value-type="float" office:value="149">
            <text:p>149</text:p>
          </table:table-cell>
          <table:table-cell table:formula="of:=([.D76]+[.D75]+[.D74])/3" office:value-type="float" office:value="161">
            <text:p>161</text:p>
          </table:table-cell>
          <table:table-cell office:value-type="float" office:value="-412">
            <text:p>-4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14_881926</text:p>
          </table:table-cell>
          <table:table-cell office:value-type="float" office:value="17.5">
            <text:p>17.5</text:p>
          </table:table-cell>
          <table:table-cell office:value-type="float" office:value="101">
            <text:p>101</text:p>
          </table:table-cell>
          <table:table-cell office:value-type="float" office:value="149">
            <text:p>149</text:p>
          </table:table-cell>
          <table:table-cell table:formula="of:=([.D77]+[.D76]+[.D75])/3" office:value-type="float" office:value="149">
            <text:p>149</text:p>
          </table:table-cell>
          <table:table-cell office:value-type="float" office:value="-412">
            <text:p>-4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14_890223</text:p>
          </table:table-cell>
          <table:table-cell office:value-type="float" office:value="17.6">
            <text:p>17.6</text:p>
          </table:table-cell>
          <table:table-cell office:value-type="float" office:value="110">
            <text:p>110</text:p>
          </table:table-cell>
          <table:table-cell office:value-type="float" office:value="186">
            <text:p>186</text:p>
          </table:table-cell>
          <table:table-cell table:formula="of:=([.D78]+[.D77]+[.D76])/3" office:value-type="float" office:value="161.333333333333">
            <text:p>161.3333333333</text:p>
          </table:table-cell>
          <table:table-cell office:value-type="float" office:value="-349">
            <text:p>-349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14_898526</text:p>
          </table:table-cell>
          <table:table-cell office:value-type="float" office:value="17.7">
            <text:p>17.7</text:p>
          </table:table-cell>
          <table:table-cell office:value-type="float" office:value="110">
            <text:p>110</text:p>
          </table:table-cell>
          <table:table-cell office:value-type="float" office:value="186">
            <text:p>186</text:p>
          </table:table-cell>
          <table:table-cell table:formula="of:=([.D79]+[.D78]+[.D77])/3" office:value-type="float" office:value="173.666666666667">
            <text:p>173.6666666667</text:p>
          </table:table-cell>
          <table:table-cell office:value-type="float" office:value="-349">
            <text:p>-349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7:07:14_906794</text:p>
          </table:table-cell>
          <table:table-cell office:value-type="float" office:value="17.8">
            <text:p>17.8</text:p>
          </table:table-cell>
          <table:table-cell office:value-type="float" office:value="51">
            <text:p>51</text:p>
          </table:table-cell>
          <table:table-cell office:value-type="float" office:value="166">
            <text:p>166</text:p>
          </table:table-cell>
          <table:table-cell table:formula="of:=([.D80]+[.D79]+[.D78])/3" office:value-type="float" office:value="179.333333333333">
            <text:p>179.3333333333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7:07:14_915113</text:p>
          </table:table-cell>
          <table:table-cell office:value-type="float" office:value="17.9">
            <text:p>17.9</text:p>
          </table:table-cell>
          <table:table-cell office:value-type="float" office:value="51">
            <text:p>51</text:p>
          </table:table-cell>
          <table:table-cell office:value-type="float" office:value="166">
            <text:p>166</text:p>
          </table:table-cell>
          <table:table-cell table:formula="of:=([.D81]+[.D80]+[.D79])/3" office:value-type="float" office:value="172.666666666667">
            <text:p>172.6666666667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14_923409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table:formula="of:=([.D82]+[.D81]+[.D80])/3" office:value-type="float" office:value="161.333333333333">
            <text:p>161.3333333333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14_931746</text:p>
          </table:table-cell>
          <table:table-cell office:value-type="float" office:value="18.1">
            <text:p>18.1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table:formula="of:=([.D83]+[.D82]+[.D81])/3" office:value-type="float" office:value="156.666666666667">
            <text:p>156.6666666667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14_940058</text:p>
          </table:table-cell>
          <table:table-cell office:value-type="float" office:value="18.2">
            <text:p>18.2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table:formula="of:=([.D84]+[.D83]+[.D82])/3" office:value-type="float" office:value="152">
            <text:p>152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14_948369</text:p>
          </table:table-cell>
          <table:table-cell office:value-type="float" office:value="18.3">
            <text:p>18.3</text:p>
          </table:table-cell>
          <table:table-cell office:value-type="float" office:value="-96">
            <text:p>-96</text:p>
          </table:table-cell>
          <table:table-cell office:value-type="float" office:value="151">
            <text:p>151</text:p>
          </table:table-cell>
          <table:table-cell table:formula="of:=([.D85]+[.D84]+[.D83])/3" office:value-type="float" office:value="151.666666666667">
            <text:p>151.6666666667</text:p>
          </table:table-cell>
          <table:table-cell office:value-type="float" office:value="-41">
            <text:p>-4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14_956678</text:p>
          </table:table-cell>
          <table:table-cell office:value-type="float" office:value="18.4">
            <text:p>18.4</text:p>
          </table:table-cell>
          <table:table-cell office:value-type="float" office:value="-96">
            <text:p>-96</text:p>
          </table:table-cell>
          <table:table-cell office:value-type="float" office:value="151">
            <text:p>151</text:p>
          </table:table-cell>
          <table:table-cell table:formula="of:=([.D86]+[.D85]+[.D84])/3" office:value-type="float" office:value="151.333333333333">
            <text:p>151.3333333333</text:p>
          </table:table-cell>
          <table:table-cell office:value-type="float" office:value="-41">
            <text:p>-4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14_964917</text:p>
          </table:table-cell>
          <table:table-cell office:value-type="float" office:value="18.5">
            <text:p>18.5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([.D87]+[.D86]+[.D85])/3" office:value-type="float" office:value="158">
            <text:p>15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7:07:14_973205</text:p>
          </table:table-cell>
          <table:table-cell office:value-type="float" office:value="18.6">
            <text:p>18.6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([.D88]+[.D87]+[.D86])/3" office:value-type="float" office:value="165">
            <text:p>165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7:07:14_981565</text:p>
          </table:table-cell>
          <table:table-cell office:value-type="float" office:value="18.7">
            <text:p>18.7</text:p>
          </table:table-cell>
          <table:table-cell office:value-type="float" office:value="99">
            <text:p>99</text:p>
          </table:table-cell>
          <table:table-cell office:value-type="float" office:value="129">
            <text:p>129</text:p>
          </table:table-cell>
          <table:table-cell table:formula="of:=([.D89]+[.D88]+[.D87])/3" office:value-type="float" office:value="157.666666666667">
            <text:p>157.6666666667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14_989858</text:p>
          </table:table-cell>
          <table:table-cell office:value-type="float" office:value="18.8">
            <text:p>18.8</text:p>
          </table:table-cell>
          <table:table-cell office:value-type="float" office:value="99">
            <text:p>99</text:p>
          </table:table-cell>
          <table:table-cell office:value-type="float" office:value="129">
            <text:p>129</text:p>
          </table:table-cell>
          <table:table-cell table:formula="of:=([.D90]+[.D89]+[.D88])/3" office:value-type="float" office:value="143.333333333333">
            <text:p>143.3333333333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14_998153</text:p>
          </table:table-cell>
          <table:table-cell office:value-type="float" office:value="18.9">
            <text:p>18.9</text:p>
          </table:table-cell>
          <table:table-cell office:value-type="float" office:value="99">
            <text:p>99</text:p>
          </table:table-cell>
          <table:table-cell office:value-type="float" office:value="129">
            <text:p>129</text:p>
          </table:table-cell>
          <table:table-cell table:formula="of:=([.D91]+[.D90]+[.D89])/3" office:value-type="float" office:value="129">
            <text:p>129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15_00657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table:formula="of:=([.D92]+[.D91]+[.D90])/3" office:value-type="float" office:value="159.666666666667">
            <text:p>159.6666666667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15_014874</text:p>
          </table:table-cell>
          <table:table-cell office:value-type="float" office:value="19.1">
            <text:p>19.1</text:p>
          </table:table-cell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table:formula="of:=([.D93]+[.D92]+[.D91])/3" office:value-type="float" office:value="190.333333333333">
            <text:p>190.3333333333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15_023183</text:p>
          </table:table-cell>
          <table:table-cell office:value-type="float" office:value="19.2">
            <text:p>19.2</text:p>
          </table:table-cell>
          <table:table-cell office:value-type="float" office:value="73">
            <text:p>73</text:p>
          </table:table-cell>
          <table:table-cell office:value-type="float" office:value="175">
            <text:p>175</text:p>
          </table:table-cell>
          <table:table-cell table:formula="of:=([.D94]+[.D93]+[.D92])/3" office:value-type="float" office:value="205.666666666667">
            <text:p>205.6666666667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15_031469</text:p>
          </table:table-cell>
          <table:table-cell office:value-type="float" office:value="19.3">
            <text:p>19.3</text:p>
          </table:table-cell>
          <table:table-cell office:value-type="float" office:value="73">
            <text:p>73</text:p>
          </table:table-cell>
          <table:table-cell office:value-type="float" office:value="175">
            <text:p>175</text:p>
          </table:table-cell>
          <table:table-cell table:formula="of:=([.D95]+[.D94]+[.D93])/3" office:value-type="float" office:value="190.333333333333">
            <text:p>190.3333333333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7:07:15_039750</text:p>
          </table:table-cell>
          <table:table-cell office:value-type="float" office:value="19.4">
            <text:p>19.4</text:p>
          </table:table-cell>
          <table:table-cell office:value-type="float" office:value="-17">
            <text:p>-17</text:p>
          </table:table-cell>
          <table:table-cell office:value-type="float" office:value="75">
            <text:p>75</text:p>
          </table:table-cell>
          <table:table-cell table:formula="of:=([.D96]+[.D95]+[.D94])/3" office:value-type="float" office:value="141.666666666667">
            <text:p>141.6666666667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7:07:15_048020</text:p>
          </table:table-cell>
          <table:table-cell office:value-type="float" office:value="19.5">
            <text:p>19.5</text:p>
          </table:table-cell>
          <table:table-cell office:value-type="float" office:value="-17">
            <text:p>-17</text:p>
          </table:table-cell>
          <table:table-cell office:value-type="float" office:value="75">
            <text:p>75</text:p>
          </table:table-cell>
          <table:table-cell table:formula="of:=([.D97]+[.D96]+[.D95])/3" office:value-type="float" office:value="108.333333333333">
            <text:p>108.3333333333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15_056275</text:p>
          </table:table-cell>
          <table:table-cell office:value-type="float" office:value="19.6">
            <text:p>19.6</text:p>
          </table:table-cell>
          <table:table-cell office:value-type="float" office:value="-17">
            <text:p>-17</text:p>
          </table:table-cell>
          <table:table-cell office:value-type="float" office:value="75">
            <text:p>75</text:p>
          </table:table-cell>
          <table:table-cell table:formula="of:=([.D98]+[.D97]+[.D96])/3" office:value-type="float" office:value="75">
            <text:p>75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15_064510</text:p>
          </table:table-cell>
          <table:table-cell office:value-type="float" office:value="19.7">
            <text:p>19.7</text:p>
          </table:table-cell>
          <table:table-cell office:value-type="float" office:value="-35">
            <text:p>-35</text:p>
          </table:table-cell>
          <table:table-cell office:value-type="float" office:value="89">
            <text:p>89</text:p>
          </table:table-cell>
          <table:table-cell table:formula="of:=([.D99]+[.D98]+[.D97])/3" office:value-type="float" office:value="79.6666666666667">
            <text:p>79.6666666667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15_072870</text:p>
          </table:table-cell>
          <table:table-cell office:value-type="float" office:value="19.8">
            <text:p>19.8</text:p>
          </table:table-cell>
          <table:table-cell office:value-type="float" office:value="-35">
            <text:p>-35</text:p>
          </table:table-cell>
          <table:table-cell office:value-type="float" office:value="89">
            <text:p>89</text:p>
          </table:table-cell>
          <table:table-cell table:formula="of:=([.D100]+[.D99]+[.D98])/3" office:value-type="float" office:value="84.3333333333333">
            <text:p>84.3333333333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7:07:15_081173</text:p>
          </table:table-cell>
          <table:table-cell office:value-type="float" office:value="19.9">
            <text:p>19.9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table:formula="of:=([.D101]+[.D100]+[.D99])/3" office:value-type="float" office:value="131">
            <text:p>13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7:07:15_089503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table:formula="of:=([.D102]+[.D101]+[.D100])/3" office:value-type="float" office:value="173">
            <text:p>173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15_097768</text:p>
          </table:table-cell>
          <table:table-cell office:value-type="float" office:value="20.1">
            <text:p>20.1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table:formula="of:=([.D103]+[.D102]+[.D101])/3" office:value-type="float" office:value="215">
            <text:p>2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15_106108</text:p>
          </table:table-cell>
          <table:table-cell office:value-type="float" office:value="20.2">
            <text:p>20.2</text:p>
          </table:table-cell>
          <table:table-cell office:value-type="float" office:value="-141">
            <text:p>-141</text:p>
          </table:table-cell>
          <table:table-cell office:value-type="float" office:value="229">
            <text:p>229</text:p>
          </table:table-cell>
          <table:table-cell table:formula="of:=([.D104]+[.D103]+[.D102])/3" office:value-type="float" office:value="219.666666666667">
            <text:p>219.6666666667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15_114808</text:p>
          </table:table-cell>
          <table:table-cell office:value-type="float" office:value="20.3">
            <text:p>20.3</text:p>
          </table:table-cell>
          <table:table-cell office:value-type="float" office:value="-141">
            <text:p>-141</text:p>
          </table:table-cell>
          <table:table-cell office:value-type="float" office:value="229">
            <text:p>229</text:p>
          </table:table-cell>
          <table:table-cell table:formula="of:=([.D105]+[.D104]+[.D103])/3" office:value-type="float" office:value="224.333333333333">
            <text:p>224.3333333333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15_123619</text:p>
          </table:table-cell>
          <table:table-cell office:value-type="float" office:value="20.4">
            <text:p>20.4</text:p>
          </table:table-cell>
          <table:table-cell office:value-type="float" office:value="-82">
            <text:p>-82</text:p>
          </table:table-cell>
          <table:table-cell office:value-type="float" office:value="140">
            <text:p>140</text:p>
          </table:table-cell>
          <table:table-cell table:formula="of:=([.D106]+[.D105]+[.D104])/3" office:value-type="float" office:value="199.333333333333">
            <text:p>199.3333333333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15_131933</text:p>
          </table:table-cell>
          <table:table-cell office:value-type="float" office:value="20.5">
            <text:p>20.5</text:p>
          </table:table-cell>
          <table:table-cell office:value-type="float" office:value="-82">
            <text:p>-82</text:p>
          </table:table-cell>
          <table:table-cell office:value-type="float" office:value="140">
            <text:p>140</text:p>
          </table:table-cell>
          <table:table-cell table:formula="of:=([.D107]+[.D106]+[.D105])/3" office:value-type="float" office:value="169.666666666667">
            <text:p>169.6666666667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15_140247</text:p>
          </table:table-cell>
          <table:table-cell office:value-type="float" office:value="20.6">
            <text:p>20.6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table:formula="of:=([.D108]+[.D107]+[.D106])/3" office:value-type="float" office:value="140.333333333333">
            <text:p>140.3333333333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7:07:15_148567</text:p>
          </table:table-cell>
          <table:table-cell office:value-type="float" office:value="20.7">
            <text:p>20.7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table:formula="of:=([.D109]+[.D108]+[.D107])/3" office:value-type="float" office:value="140.666666666667">
            <text:p>140.666666666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7:07:15_156834</text:p>
          </table:table-cell>
          <table:table-cell office:value-type="float" office:value="20.8">
            <text:p>20.8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table:formula="of:=([.D110]+[.D109]+[.D108])/3" office:value-type="float" office:value="145.666666666667">
            <text:p>145.6666666667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15_165118</text:p>
          </table:table-cell>
          <table:table-cell office:value-type="float" office:value="20.9">
            <text:p>20.9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table:formula="of:=([.D111]+[.D110]+[.D109])/3" office:value-type="float" office:value="150.333333333333">
            <text:p>150.3333333333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15_173486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table:formula="of:=([.D112]+[.D111]+[.D110])/3" office:value-type="float" office:value="155">
            <text:p>155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15_181774</text:p>
          </table:table-cell>
          <table:table-cell office:value-type="float" office:value="21.1">
            <text:p>21.1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table:formula="of:=([.D113]+[.D112]+[.D111])/3" office:value-type="float" office:value="163">
            <text:p>163</text:p>
          </table:table-cell>
          <table:table-cell office:value-type="float" office:value="-397">
            <text:p>-397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15_190054</text:p>
          </table:table-cell>
          <table:table-cell office:value-type="float" office:value="21.2">
            <text:p>21.2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table:formula="of:=([.D114]+[.D113]+[.D112])/3" office:value-type="float" office:value="171">
            <text:p>171</text:p>
          </table:table-cell>
          <table:table-cell office:value-type="float" office:value="-397">
            <text:p>-397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15_198336</text:p>
          </table:table-cell>
          <table:table-cell office:value-type="float" office:value="21.3">
            <text:p>21.3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table:formula="of:=([.D115]+[.D114]+[.D113])/3" office:value-type="float" office:value="163.333333333333">
            <text:p>163.3333333333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15_206642</text:p>
          </table:table-cell>
          <table:table-cell office:value-type="float" office:value="21.4">
            <text:p>21.4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table:formula="of:=([.D116]+[.D115]+[.D114])/3" office:value-type="float" office:value="147.666666666667">
            <text:p>147.6666666667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7:07:15_214900</text:p>
          </table:table-cell>
          <table:table-cell office:value-type="float" office:value="21.5">
            <text:p>21.5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table:formula="of:=([.D117]+[.D116]+[.D115])/3" office:value-type="float" office:value="128">
            <text:p>128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7:07:15_223219</text:p>
          </table:table-cell>
          <table:table-cell office:value-type="float" office:value="21.6">
            <text:p>21.6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table:formula="of:=([.D118]+[.D117]+[.D116])/3" office:value-type="float" office:value="124">
            <text:p>124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15_231457</text:p>
          </table:table-cell>
          <table:table-cell office:value-type="float" office:value="21.7">
            <text:p>21.7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table:formula="of:=([.D119]+[.D118]+[.D117])/3" office:value-type="float" office:value="120">
            <text:p>120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15_244863</text:p>
          </table:table-cell>
          <table:table-cell office:value-type="float" office:value="21.8">
            <text:p>21.8</text:p>
          </table:table-cell>
          <table:table-cell office:value-type="float" office:value="158">
            <text:p>158</text:p>
          </table:table-cell>
          <table:table-cell office:value-type="float" office:value="184">
            <text:p>184</text:p>
          </table:table-cell>
          <table:table-cell table:formula="of:=([.D120]+[.D119]+[.D118])/3" office:value-type="float" office:value="141.333333333333">
            <text:p>141.3333333333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15_253530</text:p>
          </table:table-cell>
          <table:table-cell office:value-type="float" office:value="21.9">
            <text:p>21.9</text:p>
          </table:table-cell>
          <table:table-cell office:value-type="float" office:value="158">
            <text:p>158</text:p>
          </table:table-cell>
          <table:table-cell office:value-type="float" office:value="184">
            <text:p>184</text:p>
          </table:table-cell>
          <table:table-cell table:formula="of:=([.D121]+[.D120]+[.D119])/3" office:value-type="float" office:value="162.666666666667">
            <text:p>162.6666666667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15_262205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125">
            <text:p>125</text:p>
          </table:table-cell>
          <table:table-cell table:formula="of:=([.D122]+[.D121]+[.D120])/3" office:value-type="float" office:value="164.333333333333">
            <text:p>164.3333333333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15_270580</text:p>
          </table:table-cell>
          <table:table-cell office:value-type="float" office:value="22.1">
            <text:p>22.1</text:p>
          </table:table-cell>
          <table:table-cell office:value-type="float" office:value="86">
            <text:p>86</text:p>
          </table:table-cell>
          <table:table-cell office:value-type="float" office:value="125">
            <text:p>125</text:p>
          </table:table-cell>
          <table:table-cell table:formula="of:=([.D123]+[.D122]+[.D121])/3" office:value-type="float" office:value="144.666666666667">
            <text:p>144.6666666667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15_278886</text:p>
          </table:table-cell>
          <table:table-cell office:value-type="float" office:value="22.2">
            <text:p>22.2</text:p>
          </table:table-cell>
          <table:table-cell office:value-type="float" office:value="-40">
            <text:p>-40</text:p>
          </table:table-cell>
          <table:table-cell office:value-type="float" office:value="212">
            <text:p>212</text:p>
          </table:table-cell>
          <table:table-cell table:formula="of:=([.D124]+[.D123]+[.D122])/3" office:value-type="float" office:value="154">
            <text:p>154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7:07:15_287150</text:p>
          </table:table-cell>
          <table:table-cell office:value-type="float" office:value="22.3">
            <text:p>22.3</text:p>
          </table:table-cell>
          <table:table-cell office:value-type="float" office:value="-40">
            <text:p>-40</text:p>
          </table:table-cell>
          <table:table-cell office:value-type="float" office:value="212">
            <text:p>212</text:p>
          </table:table-cell>
          <table:table-cell table:formula="of:=([.D125]+[.D124]+[.D123])/3" office:value-type="float" office:value="183">
            <text:p>183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7:07:15_295418</text:p>
          </table:table-cell>
          <table:table-cell office:value-type="float" office:value="22.4">
            <text:p>22.4</text:p>
          </table:table-cell>
          <table:table-cell office:value-type="float" office:value="-62">
            <text:p>-62</text:p>
          </table:table-cell>
          <table:table-cell office:value-type="float" office:value="235">
            <text:p>235</text:p>
          </table:table-cell>
          <table:table-cell table:formula="of:=([.D126]+[.D125]+[.D124])/3" office:value-type="float" office:value="219.666666666667">
            <text:p>219.666666666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15_303694</text:p>
          </table:table-cell>
          <table:table-cell office:value-type="float" office:value="22.5">
            <text:p>22.5</text:p>
          </table:table-cell>
          <table:table-cell office:value-type="float" office:value="-62">
            <text:p>-62</text:p>
          </table:table-cell>
          <table:table-cell office:value-type="float" office:value="235">
            <text:p>235</text:p>
          </table:table-cell>
          <table:table-cell table:formula="of:=([.D127]+[.D126]+[.D125])/3" office:value-type="float" office:value="227.333333333333">
            <text:p>227.3333333333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15_311971</text:p>
          </table:table-cell>
          <table:table-cell office:value-type="float" office:value="22.6">
            <text:p>22.6</text:p>
          </table:table-cell>
          <table:table-cell office:value-type="float" office:value="-62">
            <text:p>-62</text:p>
          </table:table-cell>
          <table:table-cell office:value-type="float" office:value="235">
            <text:p>235</text:p>
          </table:table-cell>
          <table:table-cell table:formula="of:=([.D128]+[.D127]+[.D126])/3" office:value-type="float" office:value="235">
            <text:p>235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15_320815</text:p>
          </table:table-cell>
          <table:table-cell office:value-type="float" office:value="22.7">
            <text:p>22.7</text:p>
          </table:table-cell>
          <table:table-cell office:value-type="float" office:value="-72">
            <text:p>-72</text:p>
          </table:table-cell>
          <table:table-cell office:value-type="float" office:value="157">
            <text:p>157</text:p>
          </table:table-cell>
          <table:table-cell table:formula="of:=([.D129]+[.D128]+[.D127])/3" office:value-type="float" office:value="209">
            <text:p>209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7:07:15_329385</text:p>
          </table:table-cell>
          <table:table-cell office:value-type="float" office:value="22.8">
            <text:p>22.8</text:p>
          </table:table-cell>
          <table:table-cell office:value-type="float" office:value="-72">
            <text:p>-72</text:p>
          </table:table-cell>
          <table:table-cell office:value-type="float" office:value="157">
            <text:p>157</text:p>
          </table:table-cell>
          <table:table-cell table:formula="of:=([.D130]+[.D129]+[.D128])/3" office:value-type="float" office:value="183">
            <text:p>183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7:07:15_337625</text:p>
          </table:table-cell>
          <table:table-cell office:value-type="float" office:value="22.9">
            <text:p>22.9</text:p>
          </table:table-cell>
          <table:table-cell office:value-type="float" office:value="-24">
            <text:p>-24</text:p>
          </table:table-cell>
          <table:table-cell office:value-type="float" office:value="97">
            <text:p>97</text:p>
          </table:table-cell>
          <table:table-cell table:formula="of:=([.D131]+[.D130]+[.D129])/3"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15_346041</text:p>
          </table:table-cell>
          <table:table-cell office:value-type="float" office:value="23">
            <text:p>23</text:p>
          </table:table-cell>
          <table:table-cell office:value-type="float" office:value="-24">
            <text:p>-24</text:p>
          </table:table-cell>
          <table:table-cell office:value-type="float" office:value="97">
            <text:p>97</text:p>
          </table:table-cell>
          <table:table-cell table:formula="of:=([.D132]+[.D131]+[.D130])/3"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15_354310</text:p>
          </table:table-cell>
          <table:table-cell office:value-type="float" office:value="23.1">
            <text:p>23.1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formula="of:=([.D133]+[.D132]+[.D131])/3" office:value-type="float" office:value="127.666666666667">
            <text:p>127.666666666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15_362574</text:p>
          </table:table-cell>
          <table:table-cell office:value-type="float" office:value="23.2">
            <text:p>23.2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formula="of:=([.D134]+[.D133]+[.D132])/3" office:value-type="float" office:value="158.333333333333">
            <text:p>158.3333333333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15_370861</text:p>
          </table:table-cell>
          <table:table-cell office:value-type="float" office:value="23.3">
            <text:p>23.3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table:formula="of:=([.D135]+[.D134]+[.D133])/3" office:value-type="float" office:value="163.666666666667">
            <text:p>163.6666666667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15_379132</text:p>
          </table:table-cell>
          <table:table-cell office:value-type="float" office:value="23.4">
            <text:p>23.4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table:formula="of:=([.D136]+[.D135]+[.D134])/3" office:value-type="float" office:value="138.333333333333">
            <text:p>138.3333333333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15_387405</text:p>
          </table:table-cell>
          <table:table-cell office:value-type="float" office:value="23.5">
            <text:p>23.5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table:formula="of:=([.D137]+[.D136]+[.D135])/3" office:value-type="float" office:value="113">
            <text:p>113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7:07:15_395717</text:p>
          </table:table-cell>
          <table:table-cell office:value-type="float" office:value="23.6">
            <text:p>23.6</text:p>
          </table:table-cell>
          <table:table-cell office:value-type="float" office:value="-23">
            <text:p>-23</text:p>
          </table:table-cell>
          <table:table-cell office:value-type="float" office:value="238">
            <text:p>238</text:p>
          </table:table-cell>
          <table:table-cell table:formula="of:=([.D138]+[.D137]+[.D136])/3" office:value-type="float" office:value="154.666666666667">
            <text:p>154.6666666667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7:07:15_404074</text:p>
          </table:table-cell>
          <table:table-cell office:value-type="float" office:value="23.7">
            <text:p>23.7</text:p>
          </table:table-cell>
          <table:table-cell office:value-type="float" office:value="-23">
            <text:p>-23</text:p>
          </table:table-cell>
          <table:table-cell office:value-type="float" office:value="238">
            <text:p>238</text:p>
          </table:table-cell>
          <table:table-cell table:formula="of:=([.D139]+[.D138]+[.D137])/3" office:value-type="float" office:value="196.333333333333">
            <text:p>196.3333333333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15_412370</text:p>
          </table:table-cell>
          <table:table-cell office:value-type="float" office:value="23.8">
            <text:p>23.8</text:p>
          </table:table-cell>
          <table:table-cell office:value-type="float" office:value="-13">
            <text:p>-13</text:p>
          </table:table-cell>
          <table:table-cell office:value-type="float" office:value="191">
            <text:p>191</text:p>
          </table:table-cell>
          <table:table-cell table:formula="of:=([.D140]+[.D139]+[.D138])/3" office:value-type="float" office:value="222.333333333333">
            <text:p>222.3333333333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15_420860</text:p>
          </table:table-cell>
          <table:table-cell office:value-type="float" office:value="23.9">
            <text:p>23.9</text:p>
          </table:table-cell>
          <table:table-cell office:value-type="float" office:value="-13">
            <text:p>-13</text:p>
          </table:table-cell>
          <table:table-cell office:value-type="float" office:value="191">
            <text:p>191</text:p>
          </table:table-cell>
          <table:table-cell table:formula="of:=([.D141]+[.D140]+[.D139])/3" office:value-type="float" office:value="206.666666666667">
            <text:p>206.6666666667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15_430420</text:p>
          </table:table-cell>
          <table:table-cell office:value-type="float" office:value="24">
            <text:p>24</text:p>
          </table:table-cell>
          <table:table-cell office:value-type="float" office:value="-36">
            <text:p>-36</text:p>
          </table:table-cell>
          <table:table-cell office:value-type="float" office:value="189">
            <text:p>189</text:p>
          </table:table-cell>
          <table:table-cell table:formula="of:=([.D142]+[.D141]+[.D140])/3" office:value-type="float" office:value="190.333333333333">
            <text:p>190.3333333333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15_438763</text:p>
          </table:table-cell>
          <table:table-cell office:value-type="float" office:value="24.1">
            <text:p>24.1</text:p>
          </table:table-cell>
          <table:table-cell office:value-type="float" office:value="-36">
            <text:p>-36</text:p>
          </table:table-cell>
          <table:table-cell office:value-type="float" office:value="189">
            <text:p>189</text:p>
          </table:table-cell>
          <table:table-cell table:formula="of:=([.D143]+[.D142]+[.D141])/3" office:value-type="float" office:value="189.666666666667">
            <text:p>189.6666666667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15_447038</text:p>
          </table:table-cell>
          <table:table-cell office:value-type="float" office:value="24.2">
            <text:p>24.2</text:p>
          </table:table-cell>
          <table:table-cell office:value-type="float" office:value="-36">
            <text:p>-36</text:p>
          </table:table-cell>
          <table:table-cell office:value-type="float" office:value="189">
            <text:p>189</text:p>
          </table:table-cell>
          <table:table-cell table:formula="of:=([.D144]+[.D143]+[.D142])/3" office:value-type="float" office:value="189">
            <text:p>189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15_455330</text:p>
          </table:table-cell>
          <table:table-cell office:value-type="float" office:value="24.3">
            <text:p>24.3</text:p>
          </table:table-cell>
          <table:table-cell office:value-type="float" office:value="-44">
            <text:p>-44</text:p>
          </table:table-cell>
          <table:table-cell office:value-type="float" office:value="203">
            <text:p>203</text:p>
          </table:table-cell>
          <table:table-cell table:formula="of:=([.D145]+[.D144]+[.D143])/3" office:value-type="float" office:value="193.666666666667">
            <text:p>193.6666666667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7:07:15_463586</text:p>
          </table:table-cell>
          <table:table-cell office:value-type="float" office:value="24.4">
            <text:p>24.4</text:p>
          </table:table-cell>
          <table:table-cell office:value-type="float" office:value="-44">
            <text:p>-44</text:p>
          </table:table-cell>
          <table:table-cell office:value-type="float" office:value="203">
            <text:p>203</text:p>
          </table:table-cell>
          <table:table-cell table:formula="of:=([.D146]+[.D145]+[.D144])/3" office:value-type="float" office:value="198.333333333333">
            <text:p>198.3333333333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7:07:15_471863</text:p>
          </table:table-cell>
          <table:table-cell office:value-type="float" office:value="24.5">
            <text:p>24.5</text:p>
          </table:table-cell>
          <table:table-cell office:value-type="float" office:value="-20">
            <text:p>-20</text:p>
          </table:table-cell>
          <table:table-cell office:value-type="float" office:value="128">
            <text:p>128</text:p>
          </table:table-cell>
          <table:table-cell table:formula="of:=([.D147]+[.D146]+[.D145])/3" office:value-type="float" office:value="178">
            <text:p>178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15_480146</text:p>
          </table:table-cell>
          <table:table-cell office:value-type="float" office:value="24.6">
            <text:p>24.6</text:p>
          </table:table-cell>
          <table:table-cell office:value-type="float" office:value="-20">
            <text:p>-20</text:p>
          </table:table-cell>
          <table:table-cell office:value-type="float" office:value="128">
            <text:p>128</text:p>
          </table:table-cell>
          <table:table-cell table:formula="of:=([.D148]+[.D147]+[.D146])/3" office:value-type="float" office:value="153">
            <text:p>153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15_488428</text:p>
          </table:table-cell>
          <table:table-cell office:value-type="float" office:value="24.7">
            <text:p>24.7</text:p>
          </table:table-cell>
          <table:table-cell office:value-type="float" office:value="-39">
            <text:p>-39</text:p>
          </table:table-cell>
          <table:table-cell office:value-type="float" office:value="151">
            <text:p>151</text:p>
          </table:table-cell>
          <table:table-cell table:formula="of:=([.D149]+[.D148]+[.D147])/3" office:value-type="float" office:value="135.666666666667">
            <text:p>135.6666666667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15_496693</text:p>
          </table:table-cell>
          <table:table-cell office:value-type="float" office:value="24.8">
            <text:p>24.8</text:p>
          </table:table-cell>
          <table:table-cell office:value-type="float" office:value="-39">
            <text:p>-39</text:p>
          </table:table-cell>
          <table:table-cell office:value-type="float" office:value="151">
            <text:p>151</text:p>
          </table:table-cell>
          <table:table-cell table:formula="of:=([.D150]+[.D149]+[.D148])/3" office:value-type="float" office:value="143.333333333333">
            <text:p>143.3333333333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7:07:15_504916</text:p>
          </table:table-cell>
          <table:table-cell office:value-type="float" office:value="24.9">
            <text:p>24.9</text:p>
          </table:table-cell>
          <table:table-cell office:value-type="float" office:value="-39">
            <text:p>-39</text:p>
          </table:table-cell>
          <table:table-cell office:value-type="float" office:value="151">
            <text:p>151</text:p>
          </table:table-cell>
          <table:table-cell table:formula="of:=([.D151]+[.D150]+[.D149])/3" office:value-type="float" office:value="151">
            <text:p>151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7:07:15_513186</text:p>
          </table:table-cell>
          <table:table-cell office:value-type="float" office:value="25">
            <text:p>25</text:p>
          </table:table-cell>
          <table:table-cell office:value-type="float" office:value="-46">
            <text:p>-46</text:p>
          </table:table-cell>
          <table:table-cell office:value-type="float" office:value="166">
            <text:p>166</text:p>
          </table:table-cell>
          <table:table-cell table:formula="of:=([.D152]+[.D151]+[.D150])/3" office:value-type="float" office:value="156">
            <text:p>156</text:p>
          </table:table-cell>
          <table:table-cell office:value-type="float" office:value="-157">
            <text:p>-15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15_521471</text:p>
          </table:table-cell>
          <table:table-cell office:value-type="float" office:value="25.1">
            <text:p>25.1</text:p>
          </table:table-cell>
          <table:table-cell office:value-type="float" office:value="-46">
            <text:p>-46</text:p>
          </table:table-cell>
          <table:table-cell office:value-type="float" office:value="166">
            <text:p>166</text:p>
          </table:table-cell>
          <table:table-cell table:formula="of:=([.D153]+[.D152]+[.D151])/3" office:value-type="float" office:value="161">
            <text:p>161</text:p>
          </table:table-cell>
          <table:table-cell office:value-type="float" office:value="-157">
            <text:p>-15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15_529786</text:p>
          </table:table-cell>
          <table:table-cell office:value-type="float" office:value="25.2">
            <text:p>25.2</text:p>
          </table:table-cell>
          <table:table-cell office:value-type="float" office:value="-159">
            <text:p>-159</text:p>
          </table:table-cell>
          <table:table-cell office:value-type="float" office:value="121">
            <text:p>121</text:p>
          </table:table-cell>
          <table:table-cell table:formula="of:=([.D154]+[.D153]+[.D152])/3"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15_538040</text:p>
          </table:table-cell>
          <table:table-cell office:value-type="float" office:value="25.3">
            <text:p>25.3</text:p>
          </table:table-cell>
          <table:table-cell office:value-type="float" office:value="-159">
            <text:p>-159</text:p>
          </table:table-cell>
          <table:table-cell office:value-type="float" office:value="121">
            <text:p>121</text:p>
          </table:table-cell>
          <table:table-cell table:formula="of:=([.D155]+[.D154]+[.D153])/3"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15_546399</text:p>
          </table:table-cell>
          <table:table-cell office:value-type="float" office:value="25.4">
            <text:p>25.4</text:p>
          </table:table-cell>
          <table:table-cell office:value-type="float" office:value="-19">
            <text:p>-19</text:p>
          </table:table-cell>
          <table:table-cell office:value-type="float" office:value="141">
            <text:p>141</text:p>
          </table:table-cell>
          <table:table-cell table:formula="of:=([.D156]+[.D155]+[.D154])/3" office:value-type="float" office:value="127.666666666667">
            <text:p>127.6666666667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15_554679</text:p>
          </table:table-cell>
          <table:table-cell office:value-type="float" office:value="25.5">
            <text:p>25.5</text:p>
          </table:table-cell>
          <table:table-cell office:value-type="float" office:value="-19">
            <text:p>-19</text:p>
          </table:table-cell>
          <table:table-cell office:value-type="float" office:value="141">
            <text:p>141</text:p>
          </table:table-cell>
          <table:table-cell table:formula="of:=([.D157]+[.D156]+[.D155])/3" office:value-type="float" office:value="134.333333333333">
            <text:p>134.3333333333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15_562945</text:p>
          </table:table-cell>
          <table:table-cell office:value-type="float" office:value="25.6">
            <text:p>25.6</text:p>
          </table:table-cell>
          <table:table-cell office:value-type="float" office:value="-19">
            <text:p>-19</text:p>
          </table:table-cell>
          <table:table-cell office:value-type="float" office:value="141">
            <text:p>141</text:p>
          </table:table-cell>
          <table:table-cell table:formula="of:=([.D158]+[.D157]+[.D156])/3" office:value-type="float" office:value="141">
            <text:p>141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7:07:15_571223</text:p>
          </table:table-cell>
          <table:table-cell office:value-type="float" office:value="25.7">
            <text:p>25.7</text:p>
          </table:table-cell>
          <table:table-cell office:value-type="float" office:value="-56">
            <text:p>-56</text:p>
          </table:table-cell>
          <table:table-cell office:value-type="float" office:value="104">
            <text:p>104</text:p>
          </table:table-cell>
          <table:table-cell table:formula="of:=([.D159]+[.D158]+[.D157])/3" office:value-type="float" office:value="128.666666666667">
            <text:p>128.6666666667</text:p>
          </table:table-cell>
          <table:table-cell office:value-type="float" office:value="-59">
            <text:p>-59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7:07:15_579544</text:p>
          </table:table-cell>
          <table:table-cell office:value-type="float" office:value="25.8">
            <text:p>25.8</text:p>
          </table:table-cell>
          <table:table-cell office:value-type="float" office:value="-56">
            <text:p>-56</text:p>
          </table:table-cell>
          <table:table-cell office:value-type="float" office:value="104">
            <text:p>104</text:p>
          </table:table-cell>
          <table:table-cell table:formula="of:=([.D160]+[.D159]+[.D158])/3" office:value-type="float" office:value="116.333333333333">
            <text:p>116.3333333333</text:p>
          </table:table-cell>
          <table:table-cell office:value-type="float" office:value="-59">
            <text:p>-59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15_588748</text:p>
          </table:table-cell>
          <table:table-cell office:value-type="float" office:value="25.9">
            <text:p>25.9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formula="of:=([.D161]+[.D160]+[.D159])/3" office:value-type="float" office:value="86.6666666666667">
            <text:p>86.6666666667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15_59707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formula="of:=([.D162]+[.D161]+[.D160])/3" office:value-type="float" office:value="69.3333333333333">
            <text:p>69.3333333333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15_605429</text:p>
          </table:table-cell>
          <table:table-cell office:value-type="float" office:value="26.1">
            <text:p>26.1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formula="of:=([.D163]+[.D162]+[.D161])/3" office:value-type="float" office:value="61.3333333333333">
            <text:p>61.3333333333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15_613728</text:p>
          </table:table-cell>
          <table:table-cell office:value-type="float" office:value="26.2">
            <text:p>26.2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formula="of:=([.D164]+[.D163]+[.D162])/3" office:value-type="float" office:value="70.6666666666667">
            <text:p>70.6666666667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15_622022</text:p>
          </table:table-cell>
          <table:table-cell office:value-type="float" office:value="26.3">
            <text:p>26.3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formula="of:=([.D165]+[.D164]+[.D163])/3" office:value-type="float" office:value="80">
            <text:p>80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15_630433</text:p>
          </table:table-cell>
          <table:table-cell office:value-type="float" office:value="26.4">
            <text:p>26.4</text:p>
          </table:table-cell>
          <table:table-cell office:value-type="float" office:value="259">
            <text:p>259</text:p>
          </table:table-cell>
          <table:table-cell office:value-type="float" office:value="95">
            <text:p>95</text:p>
          </table:table-cell>
          <table:table-cell table:formula="of:=([.D166]+[.D165]+[.D164])/3" office:value-type="float" office:value="85">
            <text:p>85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7:07:15_638750</text:p>
          </table:table-cell>
          <table:table-cell office:value-type="float" office:value="26.5">
            <text:p>26.5</text:p>
          </table:table-cell>
          <table:table-cell office:value-type="float" office:value="259">
            <text:p>259</text:p>
          </table:table-cell>
          <table:table-cell office:value-type="float" office:value="95">
            <text:p>95</text:p>
          </table:table-cell>
          <table:table-cell table:formula="of:=([.D167]+[.D166]+[.D165])/3" office:value-type="float" office:value="90">
            <text:p>90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7:07:15_647014</text:p>
          </table:table-cell>
          <table:table-cell office:value-type="float" office:value="26.6">
            <text:p>26.6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table:formula="of:=([.D168]+[.D167]+[.D166])/3" office:value-type="float" office:value="98.6666666666667">
            <text:p>98.6666666667</text:p>
          </table:table-cell>
          <table:table-cell office:value-type="float" office:value="-377">
            <text:p>-377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15_655271</text:p>
          </table:table-cell>
          <table:table-cell office:value-type="float" office:value="26.7">
            <text:p>26.7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table:formula="of:=([.D169]+[.D168]+[.D167])/3" office:value-type="float" office:value="102.333333333333">
            <text:p>102.3333333333</text:p>
          </table:table-cell>
          <table:table-cell office:value-type="float" office:value="-377">
            <text:p>-377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15_663542</text:p>
          </table:table-cell>
          <table:table-cell office:value-type="float" office:value="26.8">
            <text:p>26.8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table:formula="of:=([.D170]+[.D169]+[.D168])/3" office:value-type="float" office:value="121.333333333333">
            <text:p>121.3333333333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15_671803</text:p>
          </table:table-cell>
          <table:table-cell office:value-type="float" office:value="26.9">
            <text:p>26.9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table:formula="of:=([.D171]+[.D170]+[.D169])/3" office:value-type="float" office:value="136.666666666667">
            <text:p>136.6666666667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15_680076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table:formula="of:=([.D172]+[.D171]+[.D170])/3" office:value-type="float" office:value="152">
            <text:p>152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15_688350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office:value-type="float" office:value="259">
            <text:p>259</text:p>
          </table:table-cell>
          <table:table-cell table:formula="of:=([.D173]+[.D172]+[.D171])/3" office:value-type="float" office:value="187.666666666667">
            <text:p>187.6666666667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15_696602</text:p>
          </table:table-cell>
          <table:table-cell office:value-type="float" office:value="27.2">
            <text:p>27.2</text:p>
          </table:table-cell>
          <table:table-cell office:value-type="float" office:value="83">
            <text:p>83</text:p>
          </table:table-cell>
          <table:table-cell office:value-type="float" office:value="259">
            <text:p>259</text:p>
          </table:table-cell>
          <table:table-cell table:formula="of:=([.D174]+[.D173]+[.D172])/3" office:value-type="float" office:value="223.333333333333">
            <text:p>223.3333333333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7:07:15_704862</text:p>
          </table:table-cell>
          <table:table-cell office:value-type="float" office:value="27.3">
            <text:p>27.3</text:p>
          </table:table-cell>
          <table:table-cell office:value-type="float" office:value="188">
            <text:p>188</text:p>
          </table:table-cell>
          <table:table-cell office:value-type="float" office:value="127">
            <text:p>127</text:p>
          </table:table-cell>
          <table:table-cell table:formula="of:=([.D175]+[.D174]+[.D173])/3" office:value-type="float" office:value="215">
            <text:p>215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7:07:15_713124</text:p>
          </table:table-cell>
          <table:table-cell office:value-type="float" office:value="27.4">
            <text:p>27.4</text:p>
          </table:table-cell>
          <table:table-cell office:value-type="float" office:value="188">
            <text:p>188</text:p>
          </table:table-cell>
          <table:table-cell office:value-type="float" office:value="127">
            <text:p>127</text:p>
          </table:table-cell>
          <table:table-cell table:formula="of:=([.D176]+[.D175]+[.D174])/3" office:value-type="float" office:value="171">
            <text:p>171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15_721408</text:p>
          </table:table-cell>
          <table:table-cell office:value-type="float" office:value="27.5">
            <text:p>27.5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table:formula="of:=([.D177]+[.D176]+[.D175])/3" office:value-type="float" office:value="136">
            <text:p>13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15_730732</text:p>
          </table:table-cell>
          <table:table-cell office:value-type="float" office:value="27.6">
            <text:p>27.6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table:formula="of:=([.D178]+[.D177]+[.D176])/3" office:value-type="float" office:value="145">
            <text:p>145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15_739176</text:p>
          </table:table-cell>
          <table:table-cell office:value-type="float" office:value="27.7">
            <text:p>27.7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table:formula="of:=([.D179]+[.D178]+[.D177])/3" office:value-type="float" office:value="154">
            <text:p>15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7:07:15_747463</text:p>
          </table:table-cell>
          <table:table-cell office:value-type="float" office:value="27.8">
            <text:p>27.8</text:p>
          </table:table-cell>
          <table:table-cell office:value-type="float" office:value="-168">
            <text:p>-168</text:p>
          </table:table-cell>
          <table:table-cell office:value-type="float" office:value="292">
            <text:p>292</text:p>
          </table:table-cell>
          <table:table-cell table:formula="of:=([.D180]+[.D179]+[.D178])/3" office:value-type="float" office:value="200">
            <text:p>20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7:07:15_755854</text:p>
          </table:table-cell>
          <table:table-cell office:value-type="float" office:value="27.9">
            <text:p>27.9</text:p>
          </table:table-cell>
          <table:table-cell office:value-type="float" office:value="-168">
            <text:p>-168</text:p>
          </table:table-cell>
          <table:table-cell office:value-type="float" office:value="292">
            <text:p>292</text:p>
          </table:table-cell>
          <table:table-cell table:formula="of:=([.D181]+[.D180]+[.D179])/3" office:value-type="float" office:value="246">
            <text:p>246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15_76420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formula="of:=([.D182]+[.D181]+[.D180])/3" office:value-type="float" office:value="283.333333333333">
            <text:p>283.3333333333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15_772488</text:p>
          </table:table-cell>
          <table:table-cell office:value-type="float" office:value="28.1">
            <text:p>28.1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formula="of:=([.D183]+[.D182]+[.D181])/3" office:value-type="float" office:value="274.666666666667">
            <text:p>274.6666666667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15_780777</text:p>
          </table:table-cell>
          <table:table-cell office:value-type="float" office:value="28.2">
            <text:p>28.2</text:p>
          </table:table-cell>
          <table:table-cell office:value-type="float" office:value="-24">
            <text:p>-24</text:p>
          </table:table-cell>
          <table:table-cell office:value-type="float" office:value="119">
            <text:p>119</text:p>
          </table:table-cell>
          <table:table-cell table:formula="of:=([.D184]+[.D183]+[.D182])/3" office:value-type="float" office:value="217">
            <text:p>21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15_789113</text:p>
          </table:table-cell>
          <table:table-cell office:value-type="float" office:value="28.3">
            <text:p>28.3</text:p>
          </table:table-cell>
          <table:table-cell office:value-type="float" office:value="-24">
            <text:p>-24</text:p>
          </table:table-cell>
          <table:table-cell office:value-type="float" office:value="119">
            <text:p>119</text:p>
          </table:table-cell>
          <table:table-cell table:formula="of:=([.D185]+[.D184]+[.D183])/3" office:value-type="float" office:value="168">
            <text:p>16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15_797462</text:p>
          </table:table-cell>
          <table:table-cell office:value-type="float" office:value="28.4">
            <text:p>28.4</text:p>
          </table:table-cell>
          <table:table-cell office:value-type="float" office:value="-24">
            <text:p>-24</text:p>
          </table:table-cell>
          <table:table-cell office:value-type="float" office:value="119">
            <text:p>119</text:p>
          </table:table-cell>
          <table:table-cell table:formula="of:=([.D186]+[.D185]+[.D184])/3"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15_805755</text:p>
          </table:table-cell>
          <table:table-cell office:value-type="float" office:value="28.5">
            <text:p>28.5</text:p>
          </table:table-cell>
          <table:table-cell office:value-type="float" office:value="-119">
            <text:p>-119</text:p>
          </table:table-cell>
          <table:table-cell office:value-type="float" office:value="172">
            <text:p>172</text:p>
          </table:table-cell>
          <table:table-cell table:formula="of:=([.D187]+[.D186]+[.D185])/3" office:value-type="float" office:value="136.666666666667">
            <text:p>136.6666666667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7:07:15_814039</text:p>
          </table:table-cell>
          <table:table-cell office:value-type="float" office:value="28.6">
            <text:p>28.6</text:p>
          </table:table-cell>
          <table:table-cell office:value-type="float" office:value="-119">
            <text:p>-119</text:p>
          </table:table-cell>
          <table:table-cell office:value-type="float" office:value="172">
            <text:p>172</text:p>
          </table:table-cell>
          <table:table-cell table:formula="of:=([.D188]+[.D187]+[.D186])/3" office:value-type="float" office:value="154.333333333333">
            <text:p>154.3333333333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7:07:15_822328</text:p>
          </table:table-cell>
          <table:table-cell office:value-type="float" office:value="28.7">
            <text:p>28.7</text:p>
          </table:table-cell>
          <table:table-cell office:value-type="float" office:value="86">
            <text:p>86</text:p>
          </table:table-cell>
          <table:table-cell office:value-type="float" office:value="223">
            <text:p>223</text:p>
          </table:table-cell>
          <table:table-cell table:formula="of:=([.D189]+[.D188]+[.D187])/3" office:value-type="float" office:value="189">
            <text:p>189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15_831114</text:p>
          </table:table-cell>
          <table:table-cell office:value-type="float" office:value="28.8">
            <text:p>28.8</text:p>
          </table:table-cell>
          <table:table-cell office:value-type="float" office:value="86">
            <text:p>86</text:p>
          </table:table-cell>
          <table:table-cell office:value-type="float" office:value="223">
            <text:p>223</text:p>
          </table:table-cell>
          <table:table-cell table:formula="of:=([.D190]+[.D189]+[.D188])/3" office:value-type="float" office:value="206">
            <text:p>206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15_840204</text:p>
          </table:table-cell>
          <table:table-cell office:value-type="float" office:value="28.9">
            <text:p>28.9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table:formula="of:=([.D191]+[.D190]+[.D189])/3" office:value-type="float" office:value="176">
            <text:p>176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15_848494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table:formula="of:=([.D192]+[.D191]+[.D190])/3" office:value-type="float" office:value="129">
            <text:p>129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15_856780</text:p>
          </table:table-cell>
          <table:table-cell office:value-type="float" office:value="29.1">
            <text:p>29.1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table:formula="of:=([.D193]+[.D192]+[.D191])/3" office:value-type="float" office:value="82">
            <text:p>82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15_865044</text:p>
          </table:table-cell>
          <table:table-cell office:value-type="float" office:value="29.2">
            <text:p>29.2</text:p>
          </table:table-cell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 table:formula="of:=([.D194]+[.D193]+[.D192])/3" office:value-type="float" office:value="96">
            <text:p>96</text:p>
          </table:table-cell>
          <table:table-cell office:value-type="float" office:value="-455">
            <text:p>-455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15_873270</text:p>
          </table:table-cell>
          <table:table-cell office:value-type="float" office:value="29.3">
            <text:p>29.3</text:p>
          </table:table-cell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 table:formula="of:=([.D195]+[.D194]+[.D193])/3" office:value-type="float" office:value="110">
            <text:p>110</text:p>
          </table:table-cell>
          <table:table-cell office:value-type="float" office:value="-455">
            <text:p>-455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7:07:15_881551</text:p>
          </table:table-cell>
          <table:table-cell office:value-type="float" office:value="29.4">
            <text:p>29.4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table:formula="of:=([.D196]+[.D195]+[.D194])/3" office:value-type="float" office:value="143.666666666667">
            <text:p>143.6666666667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7:07:15_889840</text:p>
          </table:table-cell>
          <table:table-cell office:value-type="float" office:value="29.5">
            <text:p>29.5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table:formula="of:=([.D197]+[.D196]+[.D195])/3" office:value-type="float" office:value="163.333333333333">
            <text:p>163.333333333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15_898108</text:p>
          </table:table-cell>
          <table:table-cell office:value-type="float" office:value="29.6">
            <text:p>29.6</text:p>
          </table:table-cell>
          <table:table-cell office:value-type="float" office:value="-108">
            <text:p>-108</text:p>
          </table:table-cell>
          <table:table-cell office:value-type="float" office:value="170">
            <text:p>170</text:p>
          </table:table-cell>
          <table:table-cell table:formula="of:=([.D198]+[.D197]+[.D196])/3" office:value-type="float" office:value="178.666666666667">
            <text:p>178.6666666667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15_906363</text:p>
          </table:table-cell>
          <table:table-cell office:value-type="float" office:value="29.7">
            <text:p>29.7</text:p>
          </table:table-cell>
          <table:table-cell office:value-type="float" office:value="-108">
            <text:p>-108</text:p>
          </table:table-cell>
          <table:table-cell office:value-type="float" office:value="170">
            <text:p>170</text:p>
          </table:table-cell>
          <table:table-cell table:formula="of:=([.D199]+[.D198]+[.D197])/3" office:value-type="float" office:value="174.333333333333">
            <text:p>174.3333333333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15_914624</text:p>
          </table:table-cell>
          <table:table-cell office:value-type="float" office:value="29.8">
            <text:p>29.8</text:p>
          </table:table-cell>
          <table:table-cell office:value-type="float" office:value="-108">
            <text:p>-108</text:p>
          </table:table-cell>
          <table:table-cell office:value-type="float" office:value="170">
            <text:p>170</text:p>
          </table:table-cell>
          <table:table-cell table:formula="of:=([.D200]+[.D199]+[.D198])/3" office:value-type="float" office:value="170">
            <text:p>170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7:07:15_922912</text:p>
          </table:table-cell>
          <table:table-cell office:value-type="float" office:value="29.9">
            <text:p>29.9</text:p>
          </table:table-cell>
          <table:table-cell office:value-type="float" office:value="103">
            <text:p>103</text:p>
          </table:table-cell>
          <table:table-cell office:value-type="float" office:value="217">
            <text:p>217</text:p>
          </table:table-cell>
          <table:table-cell table:formula="of:=([.D201]+[.D200]+[.D199])/3" office:value-type="float" office:value="185.666666666667">
            <text:p>185.6666666667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7:07:15_931138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217">
            <text:p>217</text:p>
          </table:table-cell>
          <table:table-cell table:formula="of:=([.D202]+[.D201]+[.D200])/3" office:value-type="float" office:value="201.333333333333">
            <text:p>201.3333333333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15_939591</text:p>
          </table:table-cell>
          <table:table-cell office:value-type="float" office:value="30.1">
            <text:p>30.1</text:p>
          </table:table-cell>
          <table:table-cell office:value-type="float" office:value="-124">
            <text:p>-124</text:p>
          </table:table-cell>
          <table:table-cell office:value-type="float" office:value="117">
            <text:p>117</text:p>
          </table:table-cell>
          <table:table-cell table:formula="of:=([.D203]+[.D202]+[.D201])/3" office:value-type="float" office:value="183.666666666667">
            <text:p>183.666666666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15_948013</text:p>
          </table:table-cell>
          <table:table-cell office:value-type="float" office:value="30.2">
            <text:p>30.2</text:p>
          </table:table-cell>
          <table:table-cell office:value-type="float" office:value="-124">
            <text:p>-124</text:p>
          </table:table-cell>
          <table:table-cell office:value-type="float" office:value="117">
            <text:p>117</text:p>
          </table:table-cell>
          <table:table-cell table:formula="of:=([.D204]+[.D203]+[.D202])/3" office:value-type="float" office:value="150.333333333333">
            <text:p>150.333333333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15_956325</text:p>
          </table:table-cell>
          <table:table-cell office:value-type="float" office:value="30.3">
            <text:p>30.3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table:formula="of:=([.D205]+[.D204]+[.D203])/3" office:value-type="float" office:value="130.333333333333">
            <text:p>130.3333333333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15_964589</text:p>
          </table:table-cell>
          <table:table-cell office:value-type="float" office:value="30.4">
            <text:p>30.4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table:formula="of:=([.D206]+[.D205]+[.D204])/3" office:value-type="float" office:value="143.666666666667">
            <text:p>143.6666666667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15_972879</text:p>
          </table:table-cell>
          <table:table-cell office:value-type="float" office:value="30.5">
            <text:p>30.5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table:formula="of:=([.D207]+[.D206]+[.D205])/3" office:value-type="float" office:value="157">
            <text:p>157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15_981183</text:p>
          </table:table-cell>
          <table:table-cell office:value-type="float" office:value="30.6">
            <text:p>30.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D208]+[.D207]+[.D206])/3" office:value-type="float" office:value="109">
            <text:p>109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7:07:15_989577</text:p>
          </table:table-cell>
          <table:table-cell office:value-type="float" office:value="30.7">
            <text:p>30.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D209]+[.D208]+[.D207])/3" office:value-type="float" office:value="61">
            <text:p>61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7:07:15_997854</text:p>
          </table:table-cell>
          <table:table-cell office:value-type="float" office:value="30.8">
            <text:p>30.8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table:formula="of:=([.D210]+[.D209]+[.D208])/3" office:value-type="float" office:value="57.3333333333333">
            <text:p>57.333333333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16_006116</text:p>
          </table:table-cell>
          <table:table-cell office:value-type="float" office:value="30.9">
            <text:p>30.9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table:formula="of:=([.D211]+[.D210]+[.D209])/3" office:value-type="float" office:value="101.666666666667">
            <text:p>101.666666666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16_014409</text:p>
          </table:table-cell>
          <table:table-cell office:value-type="float" office:value="31">
            <text:p>31</text:p>
          </table:table-cell>
          <table:table-cell office:value-type="float" office:value="-136">
            <text:p>-136</text:p>
          </table:table-cell>
          <table:table-cell office:value-type="float" office:value="210">
            <text:p>210</text:p>
          </table:table-cell>
          <table:table-cell table:formula="of:=([.D212]+[.D211]+[.D210])/3" office:value-type="float" office:value="167.333333333333">
            <text:p>167.3333333333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16_022683</text:p>
          </table:table-cell>
          <table:table-cell office:value-type="float" office:value="31.1">
            <text:p>31.1</text:p>
          </table:table-cell>
          <table:table-cell office:value-type="float" office:value="-136">
            <text:p>-136</text:p>
          </table:table-cell>
          <table:table-cell office:value-type="float" office:value="210">
            <text:p>210</text:p>
          </table:table-cell>
          <table:table-cell table:formula="of:=([.D213]+[.D212]+[.D211])/3" office:value-type="float" office:value="188.666666666667">
            <text:p>188.6666666667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16_035350</text:p>
          </table:table-cell>
          <table:table-cell office:value-type="float" office:value="31.2">
            <text:p>31.2</text:p>
          </table:table-cell>
          <table:table-cell office:value-type="float" office:value="-136">
            <text:p>-136</text:p>
          </table:table-cell>
          <table:table-cell office:value-type="float" office:value="210">
            <text:p>210</text:p>
          </table:table-cell>
          <table:table-cell table:formula="of:=([.D214]+[.D213]+[.D212])/3" office:value-type="float" office:value="210">
            <text:p>210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16_044370</text:p>
          </table:table-cell>
          <table:table-cell office:value-type="float" office:value="31.3">
            <text:p>31.3</text:p>
          </table:table-cell>
          <table:table-cell office:value-type="float" office:value="143">
            <text:p>143</text:p>
          </table:table-cell>
          <table:table-cell office:value-type="float" office:value="206">
            <text:p>206</text:p>
          </table:table-cell>
          <table:table-cell table:formula="of:=([.D215]+[.D214]+[.D213])/3" office:value-type="float" office:value="208.666666666667">
            <text:p>208.6666666667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16_052713</text:p>
          </table:table-cell>
          <table:table-cell office:value-type="float" office:value="31.4">
            <text:p>31.4</text:p>
          </table:table-cell>
          <table:table-cell office:value-type="float" office:value="-173">
            <text:p>-173</text:p>
          </table:table-cell>
          <table:table-cell office:value-type="float" office:value="109">
            <text:p>109</text:p>
          </table:table-cell>
          <table:table-cell table:formula="of:=([.D216]+[.D215]+[.D214])/3" office:value-type="float" office:value="175">
            <text:p>17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7:07:16_061065</text:p>
          </table:table-cell>
          <table:table-cell office:value-type="float" office:value="31.5">
            <text:p>31.5</text:p>
          </table:table-cell>
          <table:table-cell office:value-type="float" office:value="-173">
            <text:p>-173</text:p>
          </table:table-cell>
          <table:table-cell office:value-type="float" office:value="109">
            <text:p>109</text:p>
          </table:table-cell>
          <table:table-cell table:formula="of:=([.D217]+[.D216]+[.D215])/3" office:value-type="float" office:value="141.333333333333">
            <text:p>141.3333333333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7:07:16_069472</text:p>
          </table:table-cell>
          <table:table-cell office:value-type="float" office:value="31.6">
            <text:p>31.6</text:p>
          </table:table-cell>
          <table:table-cell office:value-type="float" office:value="-173">
            <text:p>-173</text:p>
          </table:table-cell>
          <table:table-cell office:value-type="float" office:value="109">
            <text:p>109</text:p>
          </table:table-cell>
          <table:table-cell table:formula="of:=([.D218]+[.D217]+[.D216])/3" office:value-type="float" office:value="109">
            <text:p>109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16_077781</text:p>
          </table:table-cell>
          <table:table-cell office:value-type="float" office:value="31.7">
            <text:p>31.7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table:formula="of:=([.D219]+[.D218]+[.D217])/3" office:value-type="float" office:value="110">
            <text:p>11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16_086124</text:p>
          </table:table-cell>
          <table:table-cell office:value-type="float" office:value="31.8">
            <text:p>31.8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table:formula="of:=([.D220]+[.D219]+[.D218])/3" office:value-type="float" office:value="111">
            <text:p>11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16_094398</text:p>
          </table:table-cell>
          <table:table-cell office:value-type="float" office:value="31.9">
            <text:p>31.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formula="of:=([.D221]+[.D220]+[.D219])/3" office:value-type="float" office:value="87">
            <text:p>87</text:p>
          </table:table-cell>
          <table:table-cell office:value-type="float" office:value="-392">
            <text:p>-392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16_10272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formula="of:=([.D222]+[.D221]+[.D220])/3" office:value-type="float" office:value="62">
            <text:p>62</text:p>
          </table:table-cell>
          <table:table-cell office:value-type="float" office:value="-392">
            <text:p>-392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16_110982</text:p>
          </table:table-cell>
          <table:table-cell office:value-type="float" office:value="32.1">
            <text:p>32.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formula="of:=([.D223]+[.D222]+[.D221])/3" office:value-type="float" office:value="53.3333333333333">
            <text:p>53.3333333333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16_119252</text:p>
          </table:table-cell>
          <table:table-cell office:value-type="float" office:value="32.2">
            <text:p>32.2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formula="of:=([.D224]+[.D223]+[.D222])/3" office:value-type="float" office:value="69.6666666666667">
            <text:p>69.6666666667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7:07:16_127498</text:p>
          </table:table-cell>
          <table:table-cell office:value-type="float" office:value="32.3">
            <text:p>32.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formula="of:=([.D225]+[.D224]+[.D223])/3" office:value-type="float" office:value="86">
            <text:p>86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7:07:16_135777</text:p>
          </table:table-cell>
          <table:table-cell office:value-type="float" office:value="32.4">
            <text:p>32.4</text:p>
          </table:table-cell>
          <table:table-cell office:value-type="float" office:value="-94">
            <text:p>-94</text:p>
          </table:table-cell>
          <table:table-cell office:value-type="float" office:value="117">
            <text:p>117</text:p>
          </table:table-cell>
          <table:table-cell table:formula="of:=([.D226]+[.D225]+[.D224])/3" office:value-type="float" office:value="96.3333333333333">
            <text:p>96.3333333333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16_144103</text:p>
          </table:table-cell>
          <table:table-cell office:value-type="float" office:value="32.5">
            <text:p>32.5</text:p>
          </table:table-cell>
          <table:table-cell office:value-type="float" office:value="-94">
            <text:p>-94</text:p>
          </table:table-cell>
          <table:table-cell office:value-type="float" office:value="117">
            <text:p>117</text:p>
          </table:table-cell>
          <table:table-cell table:formula="of:=([.D227]+[.D226]+[.D225])/3" office:value-type="float" office:value="106.666666666667">
            <text:p>106.6666666667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16_152387</text:p>
          </table:table-cell>
          <table:table-cell office:value-type="float" office:value="32.6">
            <text:p>32.6</text:p>
          </table:table-cell>
          <table:table-cell office:value-type="float" office:value="-147">
            <text:p>-147</text:p>
          </table:table-cell>
          <table:table-cell office:value-type="float" office:value="214">
            <text:p>214</text:p>
          </table:table-cell>
          <table:table-cell table:formula="of:=([.D228]+[.D227]+[.D226])/3" office:value-type="float" office:value="149.333333333333">
            <text:p>149.333333333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16_160688</text:p>
          </table:table-cell>
          <table:table-cell office:value-type="float" office:value="32.7">
            <text:p>32.7</text:p>
          </table:table-cell>
          <table:table-cell office:value-type="float" office:value="-147">
            <text:p>-147</text:p>
          </table:table-cell>
          <table:table-cell office:value-type="float" office:value="214">
            <text:p>214</text:p>
          </table:table-cell>
          <table:table-cell table:formula="of:=([.D229]+[.D228]+[.D227])/3" office:value-type="float" office:value="181.666666666667">
            <text:p>181.666666666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7:07:16_168966</text:p>
          </table:table-cell>
          <table:table-cell office:value-type="float" office:value="32.8">
            <text:p>32.8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table:formula="of:=([.D230]+[.D229]+[.D228])/3" office:value-type="float" office:value="189.333333333333">
            <text:p>189.3333333333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7:07:16_177226</text:p>
          </table:table-cell>
          <table:table-cell office:value-type="float" office:value="32.9">
            <text:p>32.9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table:formula="of:=([.D231]+[.D230]+[.D229])/3" office:value-type="float" office:value="164.666666666667">
            <text:p>164.6666666667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16_18547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table:formula="of:=([.D232]+[.D231]+[.D230])/3" office:value-type="float" office:value="140">
            <text:p>140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16_193733</text:p>
          </table:table-cell>
          <table:table-cell office:value-type="float" office:value="33.1">
            <text:p>33.1</text:p>
          </table:table-cell>
          <table:table-cell office:value-type="float" office:value="74">
            <text:p>74</text:p>
          </table:table-cell>
          <table:table-cell office:value-type="float" office:value="-126">
            <text:p>-126</text:p>
          </table:table-cell>
          <table:table-cell table:formula="of:=([.D233]+[.D232]+[.D231])/3" office:value-type="float" office:value="51.3333333333333">
            <text:p>51.3333333333</text:p>
          </table:table-cell>
          <table:table-cell office:value-type="float" office:value="-356">
            <text:p>-356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16_201994</text:p>
          </table:table-cell>
          <table:table-cell office:value-type="float" office:value="33.2">
            <text:p>33.2</text:p>
          </table:table-cell>
          <table:table-cell office:value-type="float" office:value="74">
            <text:p>74</text:p>
          </table:table-cell>
          <table:table-cell office:value-type="float" office:value="-126">
            <text:p>-126</text:p>
          </table:table-cell>
          <table:table-cell table:formula="of:=([.D234]+[.D233]+[.D232])/3" office:value-type="float" office:value="-37.3333333333333">
            <text:p>-37.3333333333</text:p>
          </table:table-cell>
          <table:table-cell office:value-type="float" office:value="-356">
            <text:p>-356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16_210255</text:p>
          </table:table-cell>
          <table:table-cell office:value-type="float" office:value="33.3">
            <text:p>33.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([.D235]+[.D234]+[.D233])/3" office:value-type="float" office:value="-50.6666666666667">
            <text:p>-50.6666666667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16_218522</text:p>
          </table:table-cell>
          <table:table-cell office:value-type="float" office:value="33.4">
            <text:p>33.4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([.D236]+[.D235]+[.D234])/3" office:value-type="float" office:value="24.6666666666667">
            <text:p>24.6666666667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16_226764</text:p>
          </table:table-cell>
          <table:table-cell office:value-type="float" office:value="33.5">
            <text:p>33.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([.D237]+[.D236]+[.D235])/3" office:value-type="float" office:value="100">
            <text:p>100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7:07:16_235011</text:p>
          </table:table-cell>
          <table:table-cell office:value-type="float" office:value="33.6">
            <text:p>33.6</text:p>
          </table:table-cell>
          <table:table-cell office:value-type="float" office:value="123">
            <text:p>123</text:p>
          </table:table-cell>
          <table:table-cell office:value-type="float" office:value="271">
            <text:p>271</text:p>
          </table:table-cell>
          <table:table-cell table:formula="of:=([.D238]+[.D237]+[.D236])/3" office:value-type="float" office:value="157">
            <text:p>157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7:07:16_243653</text:p>
          </table:table-cell>
          <table:table-cell office:value-type="float" office:value="33.7">
            <text:p>33.7</text:p>
          </table:table-cell>
          <table:table-cell office:value-type="float" office:value="123">
            <text:p>123</text:p>
          </table:table-cell>
          <table:table-cell office:value-type="float" office:value="271">
            <text:p>271</text:p>
          </table:table-cell>
          <table:table-cell table:formula="of:=([.D239]+[.D238]+[.D237])/3" office:value-type="float" office:value="214">
            <text:p>21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16_251998</text:p>
          </table:table-cell>
          <table:table-cell office:value-type="float" office:value="33.8">
            <text:p>33.8</text:p>
          </table:table-cell>
          <table:table-cell office:value-type="float" office:value="6">
            <text:p>6</text:p>
          </table:table-cell>
          <table:table-cell office:value-type="float" office:value="-120">
            <text:p>-120</text:p>
          </table:table-cell>
          <table:table-cell table:formula="of:=([.D240]+[.D239]+[.D238])/3" office:value-type="float" office:value="140.666666666667">
            <text:p>140.666666666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16_260282</text:p>
          </table:table-cell>
          <table:table-cell office:value-type="float" office:value="33.9">
            <text:p>33.9</text:p>
          </table:table-cell>
          <table:table-cell office:value-type="float" office:value="6">
            <text:p>6</text:p>
          </table:table-cell>
          <table:table-cell office:value-type="float" office:value="-120">
            <text:p>-120</text:p>
          </table:table-cell>
          <table:table-cell table:formula="of:=([.D241]+[.D240]+[.D239])/3" office:value-type="float" office:value="10.3333333333333">
            <text:p>10.333333333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16_268602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193">
            <text:p>193</text:p>
          </table:table-cell>
          <table:table-cell table:formula="of:=([.D242]+[.D241]+[.D240])/3" office:value-type="float" office:value="-15.6666666666667">
            <text:p>-15.666666666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16_276881</text:p>
          </table:table-cell>
          <table:table-cell office:value-type="float" office:value="34.1">
            <text:p>34.1</text:p>
          </table:table-cell>
          <table:table-cell office:value-type="float" office:value="81">
            <text:p>81</text:p>
          </table:table-cell>
          <table:table-cell office:value-type="float" office:value="193">
            <text:p>193</text:p>
          </table:table-cell>
          <table:table-cell table:formula="of:=([.D243]+[.D242]+[.D241])/3" office:value-type="float" office:value="88.6666666666667">
            <text:p>88.666666666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16_285169</text:p>
          </table:table-cell>
          <table:table-cell office:value-type="float" office:value="34.2">
            <text:p>34.2</text:p>
          </table:table-cell>
          <table:table-cell office:value-type="float" office:value="81">
            <text:p>81</text:p>
          </table:table-cell>
          <table:table-cell office:value-type="float" office:value="193">
            <text:p>193</text:p>
          </table:table-cell>
          <table:table-cell table:formula="of:=([.D244]+[.D243]+[.D242])/3" office:value-type="float" office:value="193">
            <text:p>19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16_293504</text:p>
          </table:table-cell>
          <table:table-cell office:value-type="float" office:value="34.3">
            <text:p>34.3</text:p>
          </table:table-cell>
          <table:table-cell table:number-columns-repeated="2" office:value-type="float" office:value="51">
            <text:p>51</text:p>
          </table:table-cell>
          <table:table-cell table:formula="of:=([.D245]+[.D244]+[.D243])/3" office:value-type="float" office:value="145.666666666667">
            <text:p>145.6666666667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7:07:16_301809</text:p>
          </table:table-cell>
          <table:table-cell office:value-type="float" office:value="34.4">
            <text:p>34.4</text:p>
          </table:table-cell>
          <table:table-cell table:number-columns-repeated="2" office:value-type="float" office:value="51">
            <text:p>51</text:p>
          </table:table-cell>
          <table:table-cell table:formula="of:=([.D246]+[.D245]+[.D244])/3" office:value-type="float" office:value="98.3333333333333">
            <text:p>98.3333333333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7:07:16_310068</text:p>
          </table:table-cell>
          <table:table-cell office:value-type="float" office:value="34.5">
            <text:p>34.5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table:formula="of:=([.D247]+[.D246]+[.D245])/3" office:value-type="float" office:value="114">
            <text:p>114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16_318379</text:p>
          </table:table-cell>
          <table:table-cell office:value-type="float" office:value="34.6">
            <text:p>34.6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table:formula="of:=([.D248]+[.D247]+[.D246])/3" office:value-type="float" office:value="177">
            <text:p>177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16_326707</text:p>
          </table:table-cell>
          <table:table-cell office:value-type="float" office:value="34.7">
            <text:p>34.7</text:p>
          </table:table-cell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table:formula="of:=([.D249]+[.D248]+[.D247])/3" office:value-type="float" office:value="182.666666666667">
            <text:p>182.6666666667</text:p>
          </table:table-cell>
          <table:table-cell office:value-type="float" office:value="-364">
            <text:p>-364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16_334921</text:p>
          </table:table-cell>
          <table:table-cell office:value-type="float" office:value="34.8">
            <text:p>34.8</text:p>
          </table:table-cell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table:formula="of:=([.D250]+[.D249]+[.D248])/3" office:value-type="float" office:value="125.333333333333">
            <text:p>125.3333333333</text:p>
          </table:table-cell>
          <table:table-cell office:value-type="float" office:value="-364">
            <text:p>-364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7:07:16_344027</text:p>
          </table:table-cell>
          <table:table-cell office:value-type="float" office:value="34.9">
            <text:p>34.9</text:p>
          </table:table-cell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table:formula="of:=([.D251]+[.D250]+[.D249])/3" office:value-type="float" office:value="68">
            <text:p>68</text:p>
          </table:table-cell>
          <table:table-cell office:value-type="float" office:value="-364">
            <text:p>-364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7:07:16_35235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table:formula="of:=([.D252]+[.D251]+[.D250])/3" office:value-type="float" office:value="60">
            <text:p>60</text:p>
          </table:table-cell>
          <table:table-cell office:value-type="float" office:value="-483">
            <text:p>-483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16_360665</text:p>
          </table:table-cell>
          <table:table-cell office:value-type="float" office:value="35.1">
            <text:p>35.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table:formula="of:=([.D253]+[.D252]+[.D251])/3" office:value-type="float" office:value="52">
            <text:p>52</text:p>
          </table:table-cell>
          <table:table-cell office:value-type="float" office:value="-483">
            <text:p>-483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16_368951</text:p>
          </table:table-cell>
          <table:table-cell office:value-type="float" office:value="35.2">
            <text:p>35.2</text:p>
          </table:table-cell>
          <table:table-cell office:value-type="float" office:value="-51">
            <text:p>-51</text:p>
          </table:table-cell>
          <table:table-cell office:value-type="float" office:value="113">
            <text:p>113</text:p>
          </table:table-cell>
          <table:table-cell table:formula="of:=([.D254]+[.D253]+[.D252])/3" office:value-type="float" office:value="67">
            <text:p>67</text:p>
          </table:table-cell>
          <table:table-cell office:value-type="float" office:value="-151">
            <text:p>-151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16_377211</text:p>
          </table:table-cell>
          <table:table-cell office:value-type="float" office:value="35.3">
            <text:p>35.3</text:p>
          </table:table-cell>
          <table:table-cell office:value-type="float" office:value="-51">
            <text:p>-51</text:p>
          </table:table-cell>
          <table:table-cell office:value-type="float" office:value="113">
            <text:p>113</text:p>
          </table:table-cell>
          <table:table-cell table:formula="of:=([.D255]+[.D254]+[.D253])/3" office:value-type="float" office:value="90">
            <text:p>90</text:p>
          </table:table-cell>
          <table:table-cell office:value-type="float" office:value="-151">
            <text:p>-15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16_385469</text:p>
          </table:table-cell>
          <table:table-cell office:value-type="float" office:value="35.4">
            <text:p>35.4</text:p>
          </table:table-cell>
          <table:table-cell office:value-type="float" office:value="-216">
            <text:p>-216</text:p>
          </table:table-cell>
          <table:table-cell office:value-type="float" office:value="24">
            <text:p>24</text:p>
          </table:table-cell>
          <table:table-cell table:formula="of:=([.D256]+[.D255]+[.D254])/3" office:value-type="float" office:value="83.3333333333333">
            <text:p>83.3333333333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16_393737</text:p>
          </table:table-cell>
          <table:table-cell office:value-type="float" office:value="35.5">
            <text:p>35.5</text:p>
          </table:table-cell>
          <table:table-cell office:value-type="float" office:value="-216">
            <text:p>-216</text:p>
          </table:table-cell>
          <table:table-cell office:value-type="float" office:value="24">
            <text:p>24</text:p>
          </table:table-cell>
          <table:table-cell table:formula="of:=([.D257]+[.D256]+[.D255])/3" office:value-type="float" office:value="53.6666666666667">
            <text:p>53.6666666667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16_402003</text:p>
          </table:table-cell>
          <table:table-cell office:value-type="float" office:value="35.6">
            <text:p>35.6</text:p>
          </table:table-cell>
          <table:table-cell office:value-type="float" office:value="-216">
            <text:p>-216</text:p>
          </table:table-cell>
          <table:table-cell office:value-type="float" office:value="24">
            <text:p>24</text:p>
          </table:table-cell>
          <table:table-cell table:formula="of:=([.D258]+[.D257]+[.D256])/3" office:value-type="float" office:value="24">
            <text:p>24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7:07:16_410265</text:p>
          </table:table-cell>
          <table:table-cell office:value-type="float" office:value="35.7">
            <text:p>35.7</text:p>
          </table:table-cell>
          <table:table-cell office:value-type="float" office:value="-170">
            <text:p>-170</text:p>
          </table:table-cell>
          <table:table-cell office:value-type="float" office:value="148">
            <text:p>148</text:p>
          </table:table-cell>
          <table:table-cell table:formula="of:=([.D259]+[.D258]+[.D257])/3" office:value-type="float" office:value="65.3333333333333">
            <text:p>65.3333333333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7:07:16_418537</text:p>
          </table:table-cell>
          <table:table-cell office:value-type="float" office:value="35.8">
            <text:p>35.8</text:p>
          </table:table-cell>
          <table:table-cell office:value-type="float" office:value="-170">
            <text:p>-170</text:p>
          </table:table-cell>
          <table:table-cell office:value-type="float" office:value="148">
            <text:p>148</text:p>
          </table:table-cell>
          <table:table-cell table:formula="of:=([.D260]+[.D259]+[.D258])/3" office:value-type="float" office:value="106.666666666667">
            <text:p>106.6666666667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16_426794</text:p>
          </table:table-cell>
          <table:table-cell office:value-type="float" office:value="35.9">
            <text:p>35.9</text:p>
          </table:table-cell>
          <table:table-cell office:value-type="float" office:value="52">
            <text:p>52</text:p>
          </table:table-cell>
          <table:table-cell office:value-type="float" office:value="305">
            <text:p>305</text:p>
          </table:table-cell>
          <table:table-cell table:formula="of:=([.D261]+[.D260]+[.D259])/3" office:value-type="float" office:value="200.333333333333">
            <text:p>200.3333333333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16_435051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305">
            <text:p>305</text:p>
          </table:table-cell>
          <table:table-cell table:formula="of:=([.D262]+[.D261]+[.D260])/3" office:value-type="float" office:value="252.666666666667">
            <text:p>252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16_443321</text:p>
          </table:table-cell>
          <table:table-cell office:value-type="float" office:value="36.1">
            <text:p>36.1</text:p>
          </table:table-cell>
          <table:table-cell office:value-type="float" office:value="-47">
            <text:p>-47</text:p>
          </table:table-cell>
          <table:table-cell office:value-type="float" office:value="317">
            <text:p>317</text:p>
          </table:table-cell>
          <table:table-cell table:formula="of:=([.D263]+[.D262]+[.D261])/3" office:value-type="float" office:value="309">
            <text:p>309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16_451635</text:p>
          </table:table-cell>
          <table:table-cell office:value-type="float" office:value="36.2">
            <text:p>36.2</text:p>
          </table:table-cell>
          <table:table-cell office:value-type="float" office:value="-47">
            <text:p>-47</text:p>
          </table:table-cell>
          <table:table-cell office:value-type="float" office:value="317">
            <text:p>317</text:p>
          </table:table-cell>
          <table:table-cell table:formula="of:=([.D264]+[.D263]+[.D262])/3" office:value-type="float" office:value="313">
            <text:p>313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16_460034</text:p>
          </table:table-cell>
          <table:table-cell office:value-type="float" office:value="36.3">
            <text:p>36.3</text:p>
          </table:table-cell>
          <table:table-cell office:value-type="float" office:value="-47">
            <text:p>-47</text:p>
          </table:table-cell>
          <table:table-cell office:value-type="float" office:value="317">
            <text:p>317</text:p>
          </table:table-cell>
          <table:table-cell table:formula="of:=([.D265]+[.D264]+[.D263])/3" office:value-type="float" office:value="317">
            <text:p>317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16_468356</text:p>
          </table:table-cell>
          <table:table-cell office:value-type="float" office:value="36.4">
            <text:p>36.4</text:p>
          </table:table-cell>
          <table:table-cell office:value-type="float" office:value="-359">
            <text:p>-359</text:p>
          </table:table-cell>
          <table:table-cell office:value-type="float" office:value="-112">
            <text:p>-112</text:p>
          </table:table-cell>
          <table:table-cell table:formula="of:=([.D266]+[.D265]+[.D264])/3" office:value-type="float" office:value="174">
            <text:p>174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7:07:16_476659</text:p>
          </table:table-cell>
          <table:table-cell office:value-type="float" office:value="36.5">
            <text:p>36.5</text:p>
          </table:table-cell>
          <table:table-cell office:value-type="float" office:value="-359">
            <text:p>-359</text:p>
          </table:table-cell>
          <table:table-cell office:value-type="float" office:value="-112">
            <text:p>-112</text:p>
          </table:table-cell>
          <table:table-cell table:formula="of:=([.D267]+[.D266]+[.D265])/3" office:value-type="float" office:value="31">
            <text:p>31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7:07:16_484939</text:p>
          </table:table-cell>
          <table:table-cell office:value-type="float" office:value="36.6">
            <text:p>36.6</text:p>
          </table:table-cell>
          <table:table-cell office:value-type="float" office:value="103">
            <text:p>103</text:p>
          </table:table-cell>
          <table:table-cell office:value-type="float" office:value="-44">
            <text:p>-44</text:p>
          </table:table-cell>
          <table:table-cell table:formula="of:=([.D268]+[.D267]+[.D266])/3" office:value-type="float" office:value="-89.3333333333333">
            <text:p>-89.3333333333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16_493211</text:p>
          </table:table-cell>
          <table:table-cell office:value-type="float" office:value="36.7">
            <text:p>36.7</text:p>
          </table:table-cell>
          <table:table-cell office:value-type="float" office:value="103">
            <text:p>103</text:p>
          </table:table-cell>
          <table:table-cell office:value-type="float" office:value="-44">
            <text:p>-44</text:p>
          </table:table-cell>
          <table:table-cell table:formula="of:=([.D269]+[.D268]+[.D267])/3" office:value-type="float" office:value="-66.6666666666667">
            <text:p>-66.6666666667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16_501512</text:p>
          </table:table-cell>
          <table:table-cell office:value-type="float" office:value="36.8">
            <text:p>36.8</text:p>
          </table:table-cell>
          <table:table-cell office:value-type="float" office:value="-33">
            <text:p>-33</text:p>
          </table:table-cell>
          <table:table-cell office:value-type="float" office:value="87">
            <text:p>87</text:p>
          </table:table-cell>
          <table:table-cell table:formula="of:=([.D270]+[.D269]+[.D268])/3" office:value-type="float" office:value="-0.333333333333333">
            <text:p>-0.3333333333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16_509798</text:p>
          </table:table-cell>
          <table:table-cell office:value-type="float" office:value="36.9">
            <text:p>36.9</text:p>
          </table:table-cell>
          <table:table-cell office:value-type="float" office:value="-33">
            <text:p>-33</text:p>
          </table:table-cell>
          <table:table-cell office:value-type="float" office:value="87">
            <text:p>87</text:p>
          </table:table-cell>
          <table:table-cell table:formula="of:=([.D271]+[.D270]+[.D269])/3" office:value-type="float" office:value="43.3333333333333">
            <text:p>43.3333333333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16_518099</text:p>
          </table:table-cell>
          <table:table-cell office:value-type="float" office:value="37">
            <text:p>37</text:p>
          </table:table-cell>
          <table:table-cell office:value-type="float" office:value="-33">
            <text:p>-33</text:p>
          </table:table-cell>
          <table:table-cell office:value-type="float" office:value="87">
            <text:p>87</text:p>
          </table:table-cell>
          <table:table-cell table:formula="of:=([.D272]+[.D271]+[.D270])/3" office:value-type="float" office:value="87">
            <text:p>87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16_526369</text:p>
          </table:table-cell>
          <table:table-cell office:value-type="float" office:value="37.1">
            <text:p>37.1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table:formula="of:=([.D273]+[.D272]+[.D271])/3" office:value-type="float" office:value="125.666666666667">
            <text:p>125.6666666667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16_534681</text:p>
          </table:table-cell>
          <table:table-cell office:value-type="float" office:value="37.2">
            <text:p>37.2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table:formula="of:=([.D274]+[.D273]+[.D272])/3" office:value-type="float" office:value="164.333333333333">
            <text:p>164.3333333333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7:07:16_542931</text:p>
          </table:table-cell>
          <table:table-cell office:value-type="float" office:value="37.3">
            <text:p>37.3</text:p>
          </table:table-cell>
          <table:table-cell office:value-type="float" office:value="-75">
            <text:p>-75</text:p>
          </table:table-cell>
          <table:table-cell office:value-type="float" office:value="13">
            <text:p>13</text:p>
          </table:table-cell>
          <table:table-cell table:formula="of:=([.D275]+[.D274]+[.D273])/3" office:value-type="float" office:value="139.666666666667">
            <text:p>139.6666666667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7:07:16_551295</text:p>
          </table:table-cell>
          <table:table-cell office:value-type="float" office:value="37.4">
            <text:p>37.4</text:p>
          </table:table-cell>
          <table:table-cell office:value-type="float" office:value="-75">
            <text:p>-75</text:p>
          </table:table-cell>
          <table:table-cell office:value-type="float" office:value="13">
            <text:p>13</text:p>
          </table:table-cell>
          <table:table-cell table:formula="of:=([.D276]+[.D275]+[.D274])/3" office:value-type="float" office:value="76.3333333333333">
            <text:p>76.3333333333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16_560091</text:p>
          </table:table-cell>
          <table:table-cell office:value-type="float" office:value="37.5">
            <text:p>37.5</text:p>
          </table:table-cell>
          <table:table-cell office:value-type="float" office:value="-188">
            <text:p>-188</text:p>
          </table:table-cell>
          <table:table-cell office:value-type="float" office:value="128">
            <text:p>128</text:p>
          </table:table-cell>
          <table:table-cell table:formula="of:=([.D277]+[.D276]+[.D275])/3" office:value-type="float" office:value="51.3333333333333">
            <text:p>51.3333333333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16_568419</text:p>
          </table:table-cell>
          <table:table-cell office:value-type="float" office:value="37.6">
            <text:p>37.6</text:p>
          </table:table-cell>
          <table:table-cell office:value-type="float" office:value="-188">
            <text:p>-188</text:p>
          </table:table-cell>
          <table:table-cell office:value-type="float" office:value="128">
            <text:p>128</text:p>
          </table:table-cell>
          <table:table-cell table:formula="of:=([.D278]+[.D277]+[.D276])/3" office:value-type="float" office:value="89.6666666666667">
            <text:p>89.6666666667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16_576680</text:p>
          </table:table-cell>
          <table:table-cell office:value-type="float" office:value="37.7">
            <text:p>37.7</text:p>
          </table:table-cell>
          <table:table-cell office:value-type="float" office:value="-188">
            <text:p>-188</text:p>
          </table:table-cell>
          <table:table-cell office:value-type="float" office:value="128">
            <text:p>128</text:p>
          </table:table-cell>
          <table:table-cell table:formula="of:=([.D279]+[.D278]+[.D277])/3" office:value-type="float" office:value="128">
            <text:p>12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7:07:16_584960</text:p>
          </table:table-cell>
          <table:table-cell office:value-type="float" office:value="37.8">
            <text:p>37.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table:formula="of:=([.D280]+[.D279]+[.D278])/3" office:value-type="float" office:value="109.666666666667">
            <text:p>109.666666666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7:07:16_593567</text:p>
          </table:table-cell>
          <table:table-cell office:value-type="float" office:value="37.9">
            <text:p>37.9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table:formula="of:=([.D281]+[.D280]+[.D279])/3" office:value-type="float" office:value="91.3333333333333">
            <text:p>91.3333333333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16_601860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table:formula="of:=([.D282]+[.D281]+[.D280])/3" office:value-type="float" office:value="89.3333333333333">
            <text:p>89.333333333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16_610129</text:p>
          </table:table-cell>
          <table:table-cell office:value-type="float" office:value="38.1">
            <text:p>38.1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table:formula="of:=([.D283]+[.D282]+[.D281])/3" office:value-type="float" office:value="105.666666666667">
            <text:p>105.66666666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16_618412</text:p>
          </table:table-cell>
          <table:table-cell office:value-type="float" office:value="38.2">
            <text:p>38.2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 table:formula="of:=([.D284]+[.D283]+[.D282])/3" office:value-type="float" office:value="72">
            <text:p>72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16_626652</text:p>
          </table:table-cell>
          <table:table-cell office:value-type="float" office:value="38.3">
            <text:p>38.3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 table:formula="of:=([.D285]+[.D284]+[.D283])/3" office:value-type="float" office:value="22">
            <text:p>22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16_634907</text:p>
          </table:table-cell>
          <table:table-cell office:value-type="float" office:value="38.4">
            <text:p>38.4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 table:formula="of:=([.D286]+[.D285]+[.D284])/3" office:value-type="float" office:value="-28">
            <text:p>-2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16_643175</text:p>
          </table:table-cell>
          <table:table-cell office:value-type="float" office:value="38.5">
            <text:p>38.5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table:formula="of:=([.D287]+[.D286]+[.D285])/3" office:value-type="float" office:value="2.33333333333333">
            <text:p>2.3333333333</text:p>
          </table:table-cell>
          <table:table-cell office:value-type="float" office:value="-147">
            <text:p>-147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7:07:16_652320</text:p>
          </table:table-cell>
          <table:table-cell office:value-type="float" office:value="38.6">
            <text:p>38.6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table:formula="of:=([.D288]+[.D287]+[.D286])/3" office:value-type="float" office:value="32.6666666666667">
            <text:p>32.6666666667</text:p>
          </table:table-cell>
          <table:table-cell office:value-type="float" office:value="-147">
            <text:p>-147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7:07:16_660690</text:p>
          </table:table-cell>
          <table:table-cell office:value-type="float" office:value="38.7">
            <text:p>38.7</text:p>
          </table:table-cell>
          <table:table-cell office:value-type="float" office:value="-26">
            <text:p>-26</text:p>
          </table:table-cell>
          <table:table-cell office:value-type="float" office:value="93">
            <text:p>93</text:p>
          </table:table-cell>
          <table:table-cell table:formula="of:=([.D289]+[.D288]+[.D287])/3" office:value-type="float" office:value="73">
            <text:p>73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16_669041</text:p>
          </table:table-cell>
          <table:table-cell office:value-type="float" office:value="38.8">
            <text:p>38.8</text:p>
          </table:table-cell>
          <table:table-cell office:value-type="float" office:value="-26">
            <text:p>-26</text:p>
          </table:table-cell>
          <table:table-cell office:value-type="float" office:value="93">
            <text:p>93</text:p>
          </table:table-cell>
          <table:table-cell table:formula="of:=([.D290]+[.D289]+[.D288])/3" office:value-type="float" office:value="83">
            <text:p>83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16_677307</text:p>
          </table:table-cell>
          <table:table-cell office:value-type="float" office:value="38.9">
            <text:p>38.9</text:p>
          </table:table-cell>
          <table:table-cell office:value-type="float" office:value="273">
            <text:p>273</text:p>
          </table:table-cell>
          <table:table-cell office:value-type="float" office:value="-46">
            <text:p>-46</text:p>
          </table:table-cell>
          <table:table-cell table:formula="of:=([.D291]+[.D290]+[.D289])/3" office:value-type="float" office:value="46.6666666666667">
            <text:p>46.6666666667</text:p>
          </table:table-cell>
          <table:table-cell office:value-type="float" office:value="-441">
            <text:p>-44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16_685646</text:p>
          </table:table-cell>
          <table:table-cell office:value-type="float" office:value="39">
            <text:p>39</text:p>
          </table:table-cell>
          <table:table-cell office:value-type="float" office:value="273">
            <text:p>273</text:p>
          </table:table-cell>
          <table:table-cell office:value-type="float" office:value="-46">
            <text:p>-46</text:p>
          </table:table-cell>
          <table:table-cell table:formula="of:=([.D292]+[.D291]+[.D290])/3" office:value-type="float" office:value="0.333333333333333">
            <text:p>0.3333333333</text:p>
          </table:table-cell>
          <table:table-cell office:value-type="float" office:value="-441">
            <text:p>-441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16_693916</text:p>
          </table:table-cell>
          <table:table-cell office:value-type="float" office:value="39.1">
            <text:p>39.1</text:p>
          </table:table-cell>
          <table:table-cell office:value-type="float" office:value="273">
            <text:p>273</text:p>
          </table:table-cell>
          <table:table-cell office:value-type="float" office:value="-46">
            <text:p>-46</text:p>
          </table:table-cell>
          <table:table-cell table:formula="of:=([.D293]+[.D292]+[.D291])/3" office:value-type="float" office:value="-46">
            <text:p>-46</text:p>
          </table:table-cell>
          <table:table-cell office:value-type="float" office:value="-441">
            <text:p>-441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16_702186</text:p>
          </table:table-cell>
          <table:table-cell office:value-type="float" office:value="39.2">
            <text:p>39.2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table:formula="of:=([.D294]+[.D293]+[.D292])/3" office:value-type="float" office:value="1.33333333333333">
            <text:p>1.3333333333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16_710441</text:p>
          </table:table-cell>
          <table:table-cell office:value-type="float" office:value="39.3">
            <text:p>39.3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table:formula="of:=([.D295]+[.D294]+[.D293])/3" office:value-type="float" office:value="48.6666666666667">
            <text:p>48.6666666667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7:07:16_718757</text:p>
          </table:table-cell>
          <table:table-cell office:value-type="float" office:value="39.4">
            <text:p>39.4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table:formula="of:=([.D296]+[.D295]+[.D294])/3" office:value-type="float" office:value="89">
            <text:p>8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7:07:16_727005</text:p>
          </table:table-cell>
          <table:table-cell office:value-type="float" office:value="39.5">
            <text:p>39.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table:formula="of:=([.D297]+[.D296]+[.D295])/3" office:value-type="float" office:value="82">
            <text:p>8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16_735235</text:p>
          </table:table-cell>
          <table:table-cell office:value-type="float" office:value="39.6">
            <text:p>39.6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table:formula="of:=([.D298]+[.D297]+[.D296])/3" office:value-type="float" office:value="82.3333333333333">
            <text:p>82.3333333333</text:p>
          </table:table-cell>
          <table:table-cell office:value-type="float" office:value="-377">
            <text:p>-377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16_743516</text:p>
          </table:table-cell>
          <table:table-cell office:value-type="float" office:value="39.7">
            <text:p>39.7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table:formula="of:=([.D299]+[.D298]+[.D297])/3" office:value-type="float" office:value="89.6666666666667">
            <text:p>89.6666666667</text:p>
          </table:table-cell>
          <table:table-cell office:value-type="float" office:value="-377">
            <text:p>-377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16_752106</text:p>
          </table:table-cell>
          <table:table-cell office:value-type="float" office:value="39.8">
            <text:p>39.8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table:formula="of:=([.D300]+[.D299]+[.D298])/3" office:value-type="float" office:value="97">
            <text:p>97</text:p>
          </table:table-cell>
          <table:table-cell office:value-type="float" office:value="-377">
            <text:p>-377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7:07:16_761014</text:p>
          </table:table-cell>
          <table:table-cell office:value-type="float" office:value="39.9">
            <text:p>39.9</text:p>
          </table:table-cell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formula="of:=([.D301]+[.D300]+[.D299])/3" office:value-type="float" office:value="139.666666666667">
            <text:p>139.6666666667</text:p>
          </table:table-cell>
          <table:table-cell office:value-type="float" office:value="-57">
            <text:p>-57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7:07:16_769305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formula="of:=([.D302]+[.D301]+[.D300])/3" office:value-type="float" office:value="182.333333333333">
            <text:p>182.3333333333</text:p>
          </table:table-cell>
          <table:table-cell office:value-type="float" office:value="-57">
            <text:p>-57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16_777557</text:p>
          </table:table-cell>
          <table:table-cell office:value-type="float" office:value="40.1">
            <text:p>40.1</text:p>
          </table:table-cell>
          <table:table-cell office:value-type="float" office:value="-37">
            <text:p>-37</text:p>
          </table:table-cell>
          <table:table-cell office:value-type="float" office:value="125">
            <text:p>125</text:p>
          </table:table-cell>
          <table:table-cell table:formula="of:=([.D303]+[.D302]+[.D301])/3" office:value-type="float" office:value="191.666666666667">
            <text:p>191.666666666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16_785878</text:p>
          </table:table-cell>
          <table:table-cell office:value-type="float" office:value="40.2">
            <text:p>40.2</text:p>
          </table:table-cell>
          <table:table-cell office:value-type="float" office:value="-37">
            <text:p>-37</text:p>
          </table:table-cell>
          <table:table-cell office:value-type="float" office:value="125">
            <text:p>125</text:p>
          </table:table-cell>
          <table:table-cell table:formula="of:=([.D304]+[.D303]+[.D302])/3" office:value-type="float" office:value="158.333333333333">
            <text:p>158.3333333333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16_794150</text:p>
          </table:table-cell>
          <table:table-cell office:value-type="float" office:value="40.3">
            <text:p>40.3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  <table:table-cell table:formula="of:=([.D305]+[.D304]+[.D303])/3" office:value-type="float" office:value="125.333333333333">
            <text:p>125.3333333333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16_802419</text:p>
          </table:table-cell>
          <table:table-cell office:value-type="float" office:value="40.4">
            <text:p>40.4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  <table:table-cell table:formula="of:=([.D306]+[.D305]+[.D304])/3" office:value-type="float" office:value="125.666666666667">
            <text:p>125.6666666667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16_810682</text:p>
          </table:table-cell>
          <table:table-cell office:value-type="float" office:value="40.5">
            <text:p>40.5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  <table:table-cell table:formula="of:=([.D307]+[.D306]+[.D305])/3" office:value-type="float" office:value="126">
            <text:p>126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16_818954</text:p>
          </table:table-cell>
          <table:table-cell office:value-type="float" office:value="40.6">
            <text:p>40.6</text:p>
          </table:table-cell>
          <table:table-cell office:value-type="float" office:value="231">
            <text:p>231</text:p>
          </table:table-cell>
          <table:table-cell office:value-type="float" office:value="82">
            <text:p>82</text:p>
          </table:table-cell>
          <table:table-cell table:formula="of:=([.D308]+[.D307]+[.D306])/3" office:value-type="float" office:value="111.333333333333">
            <text:p>111.3333333333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7:07:16_827204</text:p>
          </table:table-cell>
          <table:table-cell office:value-type="float" office:value="40.7">
            <text:p>40.7</text:p>
          </table:table-cell>
          <table:table-cell office:value-type="float" office:value="231">
            <text:p>231</text:p>
          </table:table-cell>
          <table:table-cell office:value-type="float" office:value="82">
            <text:p>82</text:p>
          </table:table-cell>
          <table:table-cell table:formula="of:=([.D309]+[.D308]+[.D307])/3" office:value-type="float" office:value="96.6666666666667">
            <text:p>96.6666666667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7:07:16_835461</text:p>
          </table:table-cell>
          <table:table-cell office:value-type="float" office:value="40.8">
            <text:p>40.8</text:p>
          </table:table-cell>
          <table:table-cell office:value-type="float" office:value="150">
            <text:p>150</text:p>
          </table:table-cell>
          <table:table-cell office:value-type="float" office:value="39">
            <text:p>39</text:p>
          </table:table-cell>
          <table:table-cell table:formula="of:=([.D310]+[.D309]+[.D308])/3" office:value-type="float" office:value="67.6666666666667">
            <text:p>67.6666666667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16_843732</text:p>
          </table:table-cell>
          <table:table-cell office:value-type="float" office:value="40.9">
            <text:p>40.9</text:p>
          </table:table-cell>
          <table:table-cell office:value-type="float" office:value="150">
            <text:p>150</text:p>
          </table:table-cell>
          <table:table-cell office:value-type="float" office:value="39">
            <text:p>39</text:p>
          </table:table-cell>
          <table:table-cell table:formula="of:=([.D311]+[.D310]+[.D309])/3" office:value-type="float" office:value="53.3333333333333">
            <text:p>53.3333333333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16_852083</text:p>
          </table:table-cell>
          <table:table-cell office:value-type="float" office:value="41">
            <text:p>41</text:p>
          </table:table-cell>
          <table:table-cell office:value-type="float" office:value="202">
            <text:p>202</text:p>
          </table:table-cell>
          <table:table-cell office:value-type="float" office:value="-22">
            <text:p>-22</text:p>
          </table:table-cell>
          <table:table-cell table:formula="of:=([.D312]+[.D311]+[.D310])/3" office:value-type="float" office:value="18.6666666666667">
            <text:p>18.666666666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16_860445</text:p>
          </table:table-cell>
          <table:table-cell office:value-type="float" office:value="41.1">
            <text:p>41.1</text:p>
          </table:table-cell>
          <table:table-cell office:value-type="float" office:value="202">
            <text:p>202</text:p>
          </table:table-cell>
          <table:table-cell office:value-type="float" office:value="-22">
            <text:p>-22</text:p>
          </table:table-cell>
          <table:table-cell table:formula="of:=([.D313]+[.D312]+[.D311])/3" office:value-type="float" office:value="-1.66666666666667">
            <text:p>-1.666666666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16_868757</text:p>
          </table:table-cell>
          <table:table-cell office:value-type="float" office:value="41.2">
            <text:p>41.2</text:p>
          </table:table-cell>
          <table:table-cell office:value-type="float" office:value="202">
            <text:p>202</text:p>
          </table:table-cell>
          <table:table-cell office:value-type="float" office:value="-22">
            <text:p>-22</text:p>
          </table:table-cell>
          <table:table-cell table:formula="of:=([.D314]+[.D313]+[.D312])/3" office:value-type="float" office:value="-22">
            <text:p>-22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16_877003</text:p>
          </table:table-cell>
          <table:table-cell office:value-type="float" office:value="41.3">
            <text:p>41.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table:formula="of:=([.D315]+[.D314]+[.D313])/3" office:value-type="float" office:value="6.66666666666667">
            <text:p>6.6666666667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16_885288</text:p>
          </table:table-cell>
          <table:table-cell office:value-type="float" office:value="41.4">
            <text:p>41.4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table:formula="of:=([.D316]+[.D315]+[.D314])/3" office:value-type="float" office:value="35.3333333333333">
            <text:p>35.3333333333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7:07:16_893647</text:p>
          </table:table-cell>
          <table:table-cell office:value-type="float" office:value="41.5">
            <text:p>41.5</text:p>
          </table:table-cell>
          <table:table-cell office:value-type="float" office:value="-37">
            <text:p>-37</text:p>
          </table:table-cell>
          <table:table-cell office:value-type="float" office:value="108">
            <text:p>108</text:p>
          </table:table-cell>
          <table:table-cell table:formula="of:=([.D317]+[.D316]+[.D315])/3" office:value-type="float" office:value="78.6666666666667">
            <text:p>78.6666666667</text:p>
          </table:table-cell>
          <table:table-cell office:value-type="float" office:value="-366">
            <text:p>-366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7:07:16_901932</text:p>
          </table:table-cell>
          <table:table-cell office:value-type="float" office:value="41.6">
            <text:p>41.6</text:p>
          </table:table-cell>
          <table:table-cell office:value-type="float" office:value="-37">
            <text:p>-37</text:p>
          </table:table-cell>
          <table:table-cell office:value-type="float" office:value="108">
            <text:p>108</text:p>
          </table:table-cell>
          <table:table-cell table:formula="of:=([.D318]+[.D317]+[.D316])/3" office:value-type="float" office:value="93.3333333333333">
            <text:p>93.3333333333</text:p>
          </table:table-cell>
          <table:table-cell office:value-type="float" office:value="-366">
            <text:p>-366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16_910202</text:p>
          </table:table-cell>
          <table:table-cell office:value-type="float" office:value="41.7">
            <text:p>41.7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 table:formula="of:=([.D319]+[.D318]+[.D317])/3" office:value-type="float" office:value="129.666666666667">
            <text:p>129.666666666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16_918501</text:p>
          </table:table-cell>
          <table:table-cell office:value-type="float" office:value="41.8">
            <text:p>41.8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 table:formula="of:=([.D320]+[.D319]+[.D318])/3" office:value-type="float" office:value="151.333333333333">
            <text:p>151.333333333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16_926793</text:p>
          </table:table-cell>
          <table:table-cell office:value-type="float" office:value="41.9">
            <text:p>41.9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 table:formula="of:=([.D321]+[.D320]+[.D319])/3" office:value-type="float" office:value="173">
            <text:p>17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16_935005</text:p>
          </table:table-cell>
          <table:table-cell office:value-type="float" office:value="42">
            <text:p>42</text:p>
          </table:table-cell>
          <table:table-cell office:value-type="float" office:value="-111">
            <text:p>-111</text:p>
          </table:table-cell>
          <table:table-cell office:value-type="float" office:value="154">
            <text:p>154</text:p>
          </table:table-cell>
          <table:table-cell table:formula="of:=([.D322]+[.D321]+[.D320])/3" office:value-type="float" office:value="166.666666666667">
            <text:p>166.6666666667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16_943266</text:p>
          </table:table-cell>
          <table:table-cell office:value-type="float" office:value="42.1">
            <text:p>42.1</text:p>
          </table:table-cell>
          <table:table-cell office:value-type="float" office:value="-111">
            <text:p>-111</text:p>
          </table:table-cell>
          <table:table-cell office:value-type="float" office:value="154">
            <text:p>154</text:p>
          </table:table-cell>
          <table:table-cell table:formula="of:=([.D323]+[.D322]+[.D321])/3" office:value-type="float" office:value="160.333333333333">
            <text:p>160.3333333333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16_951535</text:p>
          </table:table-cell>
          <table:table-cell office:value-type="float" office:value="42.2">
            <text:p>42.2</text:p>
          </table:table-cell>
          <table:table-cell office:value-type="float" office:value="-23">
            <text:p>-23</text:p>
          </table:table-cell>
          <table:table-cell office:value-type="float" office:value="206">
            <text:p>206</text:p>
          </table:table-cell>
          <table:table-cell table:formula="of:=([.D324]+[.D323]+[.D322])/3" office:value-type="float" office:value="171.333333333333">
            <text:p>171.3333333333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7:07:16_960277</text:p>
          </table:table-cell>
          <table:table-cell office:value-type="float" office:value="42.3">
            <text:p>42.3</text:p>
          </table:table-cell>
          <table:table-cell office:value-type="float" office:value="-23">
            <text:p>-23</text:p>
          </table:table-cell>
          <table:table-cell office:value-type="float" office:value="206">
            <text:p>206</text:p>
          </table:table-cell>
          <table:table-cell table:formula="of:=([.D325]+[.D324]+[.D323])/3" office:value-type="float" office:value="188.666666666667">
            <text:p>188.6666666667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7:07:16_968545</text:p>
          </table:table-cell>
          <table:table-cell office:value-type="float" office:value="42.4">
            <text:p>42.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  <table:table-cell table:formula="of:=([.D326]+[.D325]+[.D324])/3" office:value-type="float" office:value="206.666666666667">
            <text:p>206.66666666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16_976814</text:p>
          </table:table-cell>
          <table:table-cell office:value-type="float" office:value="42.5">
            <text:p>42.5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  <table:table-cell table:formula="of:=([.D327]+[.D326]+[.D325])/3" office:value-type="float" office:value="207.333333333333">
            <text:p>207.33333333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16_985077</text:p>
          </table:table-cell>
          <table:table-cell office:value-type="float" office:value="42.6">
            <text:p>42.6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  <table:table-cell table:formula="of:=([.D328]+[.D327]+[.D326])/3" office:value-type="float" office:value="208">
            <text:p>2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16_993330</text:p>
          </table:table-cell>
          <table:table-cell office:value-type="float" office:value="42.7">
            <text:p>42.7</text:p>
          </table:table-cell>
          <table:table-cell office:value-type="float" office:value="234">
            <text:p>234</text:p>
          </table:table-cell>
          <table:table-cell office:value-type="float" office:value="149">
            <text:p>149</text:p>
          </table:table-cell>
          <table:table-cell table:formula="of:=([.D329]+[.D328]+[.D327])/3" office:value-type="float" office:value="188.333333333333">
            <text:p>188.3333333333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7:07:17_001561</text:p>
          </table:table-cell>
          <table:table-cell office:value-type="float" office:value="42.8">
            <text:p>42.8</text:p>
          </table:table-cell>
          <table:table-cell office:value-type="float" office:value="234">
            <text:p>234</text:p>
          </table:table-cell>
          <table:table-cell office:value-type="float" office:value="149">
            <text:p>149</text:p>
          </table:table-cell>
          <table:table-cell table:formula="of:=([.D330]+[.D329]+[.D328])/3" office:value-type="float" office:value="168.666666666667">
            <text:p>168.666666666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7:07:17_010236</text:p>
          </table:table-cell>
          <table:table-cell office:value-type="float" office:value="42.9">
            <text:p>42.9</text:p>
          </table:table-cell>
          <table:table-cell office:value-type="float" office:value="213">
            <text:p>213</text:p>
          </table:table-cell>
          <table:table-cell office:value-type="float" office:value="72">
            <text:p>72</text:p>
          </table:table-cell>
          <table:table-cell table:formula="of:=([.D331]+[.D330]+[.D329])/3" office:value-type="float" office:value="123.333333333333">
            <text:p>123.3333333333</text:p>
          </table:table-cell>
          <table:table-cell office:value-type="float" office:value="-456">
            <text:p>-456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17_018550</text:p>
          </table:table-cell>
          <table:table-cell office:value-type="float" office:value="43">
            <text:p>43</text:p>
          </table:table-cell>
          <table:table-cell office:value-type="float" office:value="213">
            <text:p>213</text:p>
          </table:table-cell>
          <table:table-cell office:value-type="float" office:value="72">
            <text:p>72</text:p>
          </table:table-cell>
          <table:table-cell table:formula="of:=([.D332]+[.D331]+[.D330])/3" office:value-type="float" office:value="97.6666666666667">
            <text:p>97.6666666667</text:p>
          </table:table-cell>
          <table:table-cell office:value-type="float" office:value="-456">
            <text:p>-456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17_026811</text:p>
          </table:table-cell>
          <table:table-cell office:value-type="float" office:value="43.1">
            <text:p>43.1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table:formula="of:=([.D333]+[.D332]+[.D331])/3" office:value-type="float" office:value="121">
            <text:p>121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17_035078</text:p>
          </table:table-cell>
          <table:table-cell office:value-type="float" office:value="43.2">
            <text:p>43.2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table:formula="of:=([.D334]+[.D333]+[.D332])/3" office:value-type="float" office:value="170">
            <text:p>170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17_043353</text:p>
          </table:table-cell>
          <table:table-cell office:value-type="float" office:value="43.3">
            <text:p>43.3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table:formula="of:=([.D335]+[.D334]+[.D333])/3" office:value-type="float" office:value="219">
            <text:p>219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17_051652</text:p>
          </table:table-cell>
          <table:table-cell office:value-type="float" office:value="43.4">
            <text:p>43.4</text:p>
          </table:table-cell>
          <table:table-cell office:value-type="float" office:value="103">
            <text:p>103</text:p>
          </table:table-cell>
          <table:table-cell office:value-type="float" office:value="-82">
            <text:p>-82</text:p>
          </table:table-cell>
          <table:table-cell table:formula="of:=([.D336]+[.D335]+[.D334])/3" office:value-type="float" office:value="118.666666666667">
            <text:p>118.6666666667</text:p>
          </table:table-cell>
          <table:table-cell office:value-type="float" office:value="-430">
            <text:p>-430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17_061157</text:p>
          </table:table-cell>
          <table:table-cell office:value-type="float" office:value="43.5">
            <text:p>43.5</text:p>
          </table:table-cell>
          <table:table-cell office:value-type="float" office:value="103">
            <text:p>103</text:p>
          </table:table-cell>
          <table:table-cell office:value-type="float" office:value="-82">
            <text:p>-82</text:p>
          </table:table-cell>
          <table:table-cell table:formula="of:=([.D337]+[.D336]+[.D335])/3" office:value-type="float" office:value="18.3333333333333">
            <text:p>18.3333333333</text:p>
          </table:table-cell>
          <table:table-cell office:value-type="float" office:value="-430">
            <text:p>-430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7:07:17_069605</text:p>
          </table:table-cell>
          <table:table-cell office:value-type="float" office:value="43.6">
            <text:p>43.6</text:p>
          </table:table-cell>
          <table:table-cell office:value-type="float" office:value="175">
            <text:p>175</text:p>
          </table:table-cell>
          <table:table-cell office:value-type="float" office:value="99">
            <text:p>99</text:p>
          </table:table-cell>
          <table:table-cell table:formula="of:=([.D338]+[.D337]+[.D336])/3" office:value-type="float" office:value="-21.6666666666667">
            <text:p>-21.666666666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7:07:17_077948</text:p>
          </table:table-cell>
          <table:table-cell office:value-type="float" office:value="43.7">
            <text:p>43.7</text:p>
          </table:table-cell>
          <table:table-cell office:value-type="float" office:value="175">
            <text:p>175</text:p>
          </table:table-cell>
          <table:table-cell office:value-type="float" office:value="99">
            <text:p>99</text:p>
          </table:table-cell>
          <table:table-cell table:formula="of:=([.D339]+[.D338]+[.D337])/3" office:value-type="float" office:value="38.6666666666667">
            <text:p>38.666666666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17_086234</text:p>
          </table:table-cell>
          <table:table-cell office:value-type="float" office:value="43.8">
            <text:p>43.8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table:formula="of:=([.D340]+[.D339]+[.D338])/3" office:value-type="float" office:value="129.333333333333">
            <text:p>129.3333333333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17_094521</text:p>
          </table:table-cell>
          <table:table-cell office:value-type="float" office:value="43.9">
            <text:p>43.9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table:formula="of:=([.D341]+[.D340]+[.D339])/3" office:value-type="float" office:value="159.666666666667">
            <text:p>159.6666666667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17_10281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table:formula="of:=([.D342]+[.D341]+[.D340])/3" office:value-type="float" office:value="190">
            <text:p>190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17_111072</text:p>
          </table:table-cell>
          <table:table-cell office:value-type="float" office:value="44.1">
            <text:p>44.1</text:p>
          </table:table-cell>
          <table:table-cell office:value-type="float" office:value="-77">
            <text:p>-77</text:p>
          </table:table-cell>
          <table:table-cell office:value-type="float" office:value="126">
            <text:p>126</text:p>
          </table:table-cell>
          <table:table-cell table:formula="of:=([.D343]+[.D342]+[.D341])/3" office:value-type="float" office:value="168.666666666667">
            <text:p>168.6666666667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17_119327</text:p>
          </table:table-cell>
          <table:table-cell office:value-type="float" office:value="44.2">
            <text:p>44.2</text:p>
          </table:table-cell>
          <table:table-cell office:value-type="float" office:value="-77">
            <text:p>-77</text:p>
          </table:table-cell>
          <table:table-cell office:value-type="float" office:value="126">
            <text:p>126</text:p>
          </table:table-cell>
          <table:table-cell table:formula="of:=([.D344]+[.D343]+[.D342])/3" office:value-type="float" office:value="147.333333333333">
            <text:p>147.3333333333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17_127573</text:p>
          </table:table-cell>
          <table:table-cell office:value-type="float" office:value="44.3">
            <text:p>44.3</text:p>
          </table:table-cell>
          <table:table-cell office:value-type="float" office:value="-108">
            <text:p>-108</text:p>
          </table:table-cell>
          <table:table-cell office:value-type="float" office:value="-21">
            <text:p>-21</text:p>
          </table:table-cell>
          <table:table-cell table:formula="of:=([.D345]+[.D344]+[.D343])/3" office:value-type="float" office:value="77">
            <text:p>7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7:07:17_135919</text:p>
          </table:table-cell>
          <table:table-cell office:value-type="float" office:value="44.4">
            <text:p>44.4</text:p>
          </table:table-cell>
          <table:table-cell office:value-type="float" office:value="-108">
            <text:p>-108</text:p>
          </table:table-cell>
          <table:table-cell office:value-type="float" office:value="-21">
            <text:p>-21</text:p>
          </table:table-cell>
          <table:table-cell table:formula="of:=([.D346]+[.D345]+[.D344])/3" office:value-type="float" office:value="28">
            <text:p>2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7:07:17_144197</text:p>
          </table:table-cell>
          <table:table-cell office:value-type="float" office:value="44.5">
            <text:p>44.5</text:p>
          </table:table-cell>
          <table:table-cell office:value-type="float" office:value="32">
            <text:p>32</text:p>
          </table:table-cell>
          <table:table-cell office:value-type="float" office:value="-42">
            <text:p>-42</text:p>
          </table:table-cell>
          <table:table-cell table:formula="of:=([.D347]+[.D346]+[.D345])/3" office:value-type="float" office:value="-28">
            <text:p>-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17_152450</text:p>
          </table:table-cell>
          <table:table-cell office:value-type="float" office:value="44.6">
            <text:p>44.6</text:p>
          </table:table-cell>
          <table:table-cell office:value-type="float" office:value="32">
            <text:p>32</text:p>
          </table:table-cell>
          <table:table-cell office:value-type="float" office:value="-42">
            <text:p>-42</text:p>
          </table:table-cell>
          <table:table-cell table:formula="of:=([.D348]+[.D347]+[.D346])/3" office:value-type="float" office:value="-35">
            <text:p>-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17_160704</text:p>
          </table:table-cell>
          <table:table-cell office:value-type="float" office:value="44.7">
            <text:p>44.7</text:p>
          </table:table-cell>
          <table:table-cell office:value-type="float" office:value="32">
            <text:p>32</text:p>
          </table:table-cell>
          <table:table-cell office:value-type="float" office:value="-42">
            <text:p>-42</text:p>
          </table:table-cell>
          <table:table-cell table:formula="of:=([.D349]+[.D348]+[.D347])/3" office:value-type="float" office:value="-42">
            <text:p>-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17_169338</text:p>
          </table:table-cell>
          <table:table-cell office:value-type="float" office:value="44.8">
            <text:p>44.8</text:p>
          </table:table-cell>
          <table:table-cell office:value-type="float" office:value="140">
            <text:p>140</text:p>
          </table:table-cell>
          <table:table-cell office:value-type="float" office:value="-33">
            <text:p>-33</text:p>
          </table:table-cell>
          <table:table-cell table:formula="of:=([.D350]+[.D349]+[.D348])/3" office:value-type="float" office:value="-39">
            <text:p>-39</text:p>
          </table:table-cell>
          <table:table-cell office:value-type="float" office:value="-385">
            <text:p>-385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7:07:17_177643</text:p>
          </table:table-cell>
          <table:table-cell office:value-type="float" office:value="44.9">
            <text:p>44.9</text:p>
          </table:table-cell>
          <table:table-cell office:value-type="float" office:value="140">
            <text:p>140</text:p>
          </table:table-cell>
          <table:table-cell office:value-type="float" office:value="-33">
            <text:p>-33</text:p>
          </table:table-cell>
          <table:table-cell table:formula="of:=([.D351]+[.D350]+[.D349])/3" office:value-type="float" office:value="-36">
            <text:p>-36</text:p>
          </table:table-cell>
          <table:table-cell office:value-type="float" office:value="-385">
            <text:p>-385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7:07:17_185969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table:formula="of:=([.D352]+[.D351]+[.D350])/3" office:value-type="float" office:value="17.6666666666667">
            <text:p>17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17_194221</text:p>
          </table:table-cell>
          <table:table-cell office:value-type="float" office:value="45.1">
            <text:p>45.1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table:formula="of:=([.D353]+[.D352]+[.D351])/3" office:value-type="float" office:value="68.3333333333333">
            <text:p>68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17_202491</text:p>
          </table:table-cell>
          <table:table-cell office:value-type="float" office:value="45.2">
            <text:p>45.2</text:p>
          </table:table-cell>
          <table:table-cell office:value-type="float" office:value="-85">
            <text:p>-85</text:p>
          </table:table-cell>
          <table:table-cell office:value-type="float" office:value="82">
            <text:p>82</text:p>
          </table:table-cell>
          <table:table-cell table:formula="of:=([.D354]+[.D353]+[.D352])/3" office:value-type="float" office:value="106.666666666667">
            <text:p>106.6666666667</text:p>
          </table:table-cell>
          <table:table-cell office:value-type="float" office:value="-504">
            <text:p>-504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17_210766</text:p>
          </table:table-cell>
          <table:table-cell office:value-type="float" office:value="45.3">
            <text:p>45.3</text:p>
          </table:table-cell>
          <table:table-cell office:value-type="float" office:value="-85">
            <text:p>-85</text:p>
          </table:table-cell>
          <table:table-cell office:value-type="float" office:value="82">
            <text:p>82</text:p>
          </table:table-cell>
          <table:table-cell table:formula="of:=([.D355]+[.D354]+[.D353])/3" office:value-type="float" office:value="94.3333333333333">
            <text:p>94.3333333333</text:p>
          </table:table-cell>
          <table:table-cell office:value-type="float" office:value="-504">
            <text:p>-504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17_219079</text:p>
          </table:table-cell>
          <table:table-cell office:value-type="float" office:value="45.4">
            <text:p>45.4</text:p>
          </table:table-cell>
          <table:table-cell office:value-type="float" office:value="-85">
            <text:p>-85</text:p>
          </table:table-cell>
          <table:table-cell office:value-type="float" office:value="82">
            <text:p>82</text:p>
          </table:table-cell>
          <table:table-cell table:formula="of:=([.D356]+[.D355]+[.D354])/3" office:value-type="float" office:value="82">
            <text:p>82</text:p>
          </table:table-cell>
          <table:table-cell office:value-type="float" office:value="-504">
            <text:p>-504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17_227337</text:p>
          </table:table-cell>
          <table:table-cell office:value-type="float" office:value="45.5">
            <text:p>45.5</text:p>
          </table:table-cell>
          <table:table-cell office:value-type="float" office:value="-13">
            <text:p>-13</text:p>
          </table:table-cell>
          <table:table-cell office:value-type="float" office:value="80">
            <text:p>80</text:p>
          </table:table-cell>
          <table:table-cell table:formula="of:=([.D357]+[.D356]+[.D355])/3" office:value-type="float" office:value="81.3333333333333">
            <text:p>81.3333333333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17_235584</text:p>
          </table:table-cell>
          <table:table-cell office:value-type="float" office:value="45.6">
            <text:p>45.6</text:p>
          </table:table-cell>
          <table:table-cell office:value-type="float" office:value="-13">
            <text:p>-13</text:p>
          </table:table-cell>
          <table:table-cell office:value-type="float" office:value="80">
            <text:p>80</text:p>
          </table:table-cell>
          <table:table-cell table:formula="of:=([.D358]+[.D357]+[.D356])/3" office:value-type="float" office:value="80.6666666666667">
            <text:p>80.6666666667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7:07:17_243952</text:p>
          </table:table-cell>
          <table:table-cell office:value-type="float" office:value="45.7">
            <text:p>45.7</text:p>
          </table:table-cell>
          <table:table-cell office:value-type="float" office:value="-16">
            <text:p>-16</text:p>
          </table:table-cell>
          <table:table-cell office:value-type="float" office:value="-35">
            <text:p>-35</text:p>
          </table:table-cell>
          <table:table-cell table:formula="of:=([.D359]+[.D358]+[.D357])/3" office:value-type="float" office:value="41.6666666666667">
            <text:p>41.6666666667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7:07:17_252214</text:p>
          </table:table-cell>
          <table:table-cell office:value-type="float" office:value="45.8">
            <text:p>45.8</text:p>
          </table:table-cell>
          <table:table-cell office:value-type="float" office:value="-16">
            <text:p>-16</text:p>
          </table:table-cell>
          <table:table-cell office:value-type="float" office:value="-35">
            <text:p>-35</text:p>
          </table:table-cell>
          <table:table-cell table:formula="of:=([.D360]+[.D359]+[.D358])/3" office:value-type="float" office:value="3.33333333333333">
            <text:p>3.3333333333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17_260476</text:p>
          </table:table-cell>
          <table:table-cell office:value-type="float" office:value="45.9">
            <text:p>45.9</text:p>
          </table:table-cell>
          <table:table-cell office:value-type="float" office:value="285">
            <text:p>285</text:p>
          </table:table-cell>
          <table:table-cell office:value-type="float" office:value="102">
            <text:p>102</text:p>
          </table:table-cell>
          <table:table-cell table:formula="of:=([.D361]+[.D360]+[.D359])/3" office:value-type="float" office:value="10.6666666666667">
            <text:p>10.6666666667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17_269057</text:p>
          </table:table-cell>
          <table:table-cell office:value-type="float" office:value="46">
            <text:p>46</text:p>
          </table:table-cell>
          <table:table-cell office:value-type="float" office:value="285">
            <text:p>285</text:p>
          </table:table-cell>
          <table:table-cell office:value-type="float" office:value="102">
            <text:p>102</text:p>
          </table:table-cell>
          <table:table-cell table:formula="of:=([.D362]+[.D361]+[.D360])/3" office:value-type="float" office:value="56.3333333333333">
            <text:p>56.3333333333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17_277369</text:p>
          </table:table-cell>
          <table:table-cell office:value-type="float" office:value="46.1">
            <text:p>46.1</text:p>
          </table:table-cell>
          <table:table-cell office:value-type="float" office:value="285">
            <text:p>285</text:p>
          </table:table-cell>
          <table:table-cell office:value-type="float" office:value="102">
            <text:p>102</text:p>
          </table:table-cell>
          <table:table-cell table:formula="of:=([.D363]+[.D362]+[.D361])/3" office:value-type="float" office:value="102">
            <text:p>102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17_285734</text:p>
          </table:table-cell>
          <table:table-cell office:value-type="float" office:value="46.2">
            <text:p>46.2</text:p>
          </table:table-cell>
          <table:table-cell office:value-type="float" office:value="-98">
            <text:p>-98</text:p>
          </table:table-cell>
          <table:table-cell office:value-type="float" office:value="138">
            <text:p>138</text:p>
          </table:table-cell>
          <table:table-cell table:formula="of:=([.D364]+[.D363]+[.D362])/3" office:value-type="float" office:value="114">
            <text:p>11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17_294027</text:p>
          </table:table-cell>
          <table:table-cell office:value-type="float" office:value="46.3">
            <text:p>46.3</text:p>
          </table:table-cell>
          <table:table-cell office:value-type="float" office:value="-98">
            <text:p>-98</text:p>
          </table:table-cell>
          <table:table-cell office:value-type="float" office:value="138">
            <text:p>138</text:p>
          </table:table-cell>
          <table:table-cell table:formula="of:=([.D365]+[.D364]+[.D363])/3" office:value-type="float" office:value="126">
            <text:p>12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17_302318</text:p>
          </table:table-cell>
          <table:table-cell office:value-type="float" office:value="46.4">
            <text:p>46.4</text:p>
          </table:table-cell>
          <table:table-cell office:value-type="float" office:value="-73">
            <text:p>-73</text:p>
          </table:table-cell>
          <table:table-cell office:value-type="float" office:value="-36">
            <text:p>-36</text:p>
          </table:table-cell>
          <table:table-cell table:formula="of:=([.D366]+[.D365]+[.D364])/3" office:value-type="float" office:value="80">
            <text:p>8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7:07:17_310676</text:p>
          </table:table-cell>
          <table:table-cell office:value-type="float" office:value="46.5">
            <text:p>46.5</text:p>
          </table:table-cell>
          <table:table-cell office:value-type="float" office:value="-73">
            <text:p>-73</text:p>
          </table:table-cell>
          <table:table-cell office:value-type="float" office:value="-36">
            <text:p>-36</text:p>
          </table:table-cell>
          <table:table-cell table:formula="of:=([.D367]+[.D366]+[.D365])/3" office:value-type="float" office:value="22">
            <text:p>22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7:07:17_318956</text:p>
          </table:table-cell>
          <table:table-cell office:value-type="float" office:value="46.6">
            <text:p>46.6</text:p>
          </table:table-cell>
          <table:table-cell office:value-type="float" office:value="254">
            <text:p>254</text:p>
          </table:table-cell>
          <table:table-cell office:value-type="float" office:value="207">
            <text:p>207</text:p>
          </table:table-cell>
          <table:table-cell table:formula="of:=([.D368]+[.D367]+[.D366])/3" office:value-type="float" office:value="45">
            <text:p>45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17_327209</text:p>
          </table:table-cell>
          <table:table-cell office:value-type="float" office:value="46.7">
            <text:p>46.7</text:p>
          </table:table-cell>
          <table:table-cell office:value-type="float" office:value="254">
            <text:p>254</text:p>
          </table:table-cell>
          <table:table-cell office:value-type="float" office:value="207">
            <text:p>207</text:p>
          </table:table-cell>
          <table:table-cell table:formula="of:=([.D369]+[.D368]+[.D367])/3" office:value-type="float" office:value="126">
            <text:p>126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17_335425</text:p>
          </table:table-cell>
          <table:table-cell office:value-type="float" office:value="46.8">
            <text:p>46.8</text:p>
          </table:table-cell>
          <table:table-cell office:value-type="float" office:value="254">
            <text:p>254</text:p>
          </table:table-cell>
          <table:table-cell office:value-type="float" office:value="207">
            <text:p>207</text:p>
          </table:table-cell>
          <table:table-cell table:formula="of:=([.D370]+[.D369]+[.D368])/3" office:value-type="float" office:value="207">
            <text:p>207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17_343689</text:p>
          </table:table-cell>
          <table:table-cell office:value-type="float" office:value="46.9">
            <text:p>46.9</text:p>
          </table:table-cell>
          <table:table-cell office:value-type="float" office:value="100">
            <text:p>100</text:p>
          </table:table-cell>
          <table:table-cell office:value-type="float" office:value="-80">
            <text:p>-80</text:p>
          </table:table-cell>
          <table:table-cell table:formula="of:=([.D371]+[.D370]+[.D369])/3" office:value-type="float" office:value="111.333333333333">
            <text:p>111.3333333333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1-04T18:24:49</dc:date>
    <meta:editing-duration>P0D</meta:editing-duration>
    <meta:editing-cycles>1</meta:editing-cycles>
    <meta:document-statistic meta:table-count="1" meta:cell-count="29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116cm" svg:height="13.478cm" xlink:href=".." xlink:type="simple" chart:class="chart:bar" chart:style-name="ch1">
        <chart:legend chart:legend-position="end" svg:x="45.176cm" svg:y="6.44cm" style:legend-expansion="high" chart:style-name="ch2"/>
        <chart:plot-area chart:style-name="ch3" table:cell-range-address="Sheet1.B1:Sheet1.B371 Sheet1.D1:Sheet1.D371" chart:data-source-has-labels="both" svg:x="1.372cm" svg:y="1.211cm" svg:width="41.96cm" svg:height="11.578cm">
          <chartooo:coordinate-region svg:x="2.284cm" svg:y="1.41cm" svg:width="40.882cm" svg:height="11.18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71" chart:label-cell-address="Sheet1.D1:Sheet1.D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140">
                <text:p>140</text:p>
                <draw:g>
                  <svg:desc>Sheet1.D2:Sheet1.D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962cm" svg:height="13.508cm" xlink:href=".." xlink:type="simple" chart:class="chart:bar" chart:style-name="ch1">
        <chart:legend chart:legend-position="end" svg:x="44.625cm" svg:y="6.455cm" style:legend-expansion="high" chart:style-name="ch2"/>
        <chart:plot-area chart:style-name="ch3" table:cell-range-address="Sheet1.B1:Sheet1.B371 Sheet1.E1:Sheet1.E371" chart:data-source-has-labels="both" svg:x="1.369cm" svg:y="1.215cm" svg:width="41.418cm" svg:height="11.603cm">
          <chartooo:coordinate-region svg:x="2.281cm" svg:y="1.414cm" svg:width="40.506cm" svg:height="11.205cm"/>
          <chart:axis chart:dimension="x" chart:name="primary-x" chart:style-name="ch4" chartooo:axis-type="auto">
            <chartooo:date-scale/>
            <chart:categories table:cell-range-address="Sheet1.B4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371" chart:label-cell-address="Sheet1.E1:Sheet1.E3" chart:class="chart:bar">
            <chart:data-point chart:repeated="3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</text:p>
                <text:list>
                  <text:list-item>
                    <text:p>y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1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.2">
                <text:p>10</text:p>
                <draw:g>
                  <svg:desc>Sheet1.B4:Sheet1.B371</svg:desc>
                </draw:g>
              </table:table-cell>
              <table:table-cell office:value-type="float" office:value="175.333333333333">
                <text:p>175.333333333333</text:p>
                <draw:g>
                  <svg:desc>Sheet1.E4:Sheet1.E371</svg:desc>
                </draw:g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71.666666666667">
                <text:p>171.666666666667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02.333333333333">
                <text:p>202.333333333333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24.666666666667">
                <text:p>224.666666666667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211.333333333333">
                <text:p>211.33333333333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8.666666666667">
                <text:p>158.666666666667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8.333333333333">
                <text:p>118.33333333333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55.666666666667">
                <text:p>155.66666666666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65.333333333333">
                <text:p>165.333333333333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64.666666666667">
                <text:p>164.666666666667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65.333333333333">
                <text:p>165.33333333333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200.666666666667">
                <text:p>200.66666666666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21.333333333333">
                <text:p>121.33333333333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66.333333333333">
                <text:p>166.333333333333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65.333333333333">
                <text:p>165.333333333333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42.333333333333">
                <text:p>142.33333333333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63.666666666667">
                <text:p>163.666666666667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73.666666666667">
                <text:p>173.66666666666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72.666666666667">
                <text:p>172.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6.666666666667">
                <text:p>156.666666666667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9.666666666667">
                <text:p>159.666666666667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205.666666666667">
                <text:p>205.666666666667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219.666666666667">
                <text:p>219.666666666667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224.333333333333">
                <text:p>224.333333333333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99.333333333333">
                <text:p>199.333333333333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40.666666666667">
                <text:p>140.666666666667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63.333333333333">
                <text:p>163.333333333333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2.666666666667">
                <text:p>162.6666666666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19.666666666667">
                <text:p>219.666666666667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27.333333333333">
                <text:p>227.333333333333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27.666666666667">
                <text:p>127.666666666667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63.666666666667">
                <text:p>163.666666666667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38.333333333333">
                <text:p>138.333333333333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96.333333333333">
                <text:p>196.333333333333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222.333333333333">
                <text:p>222.333333333333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206.666666666667">
                <text:p>206.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98.333333333333">
                <text:p>198.333333333333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27.666666666667">
                <text:p>127.666666666667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21.333333333333">
                <text:p>121.333333333333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23.333333333333">
                <text:p>223.333333333333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3.333333333333">
                <text:p>283.333333333333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274.666666666667">
                <text:p>274.666666666667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54.333333333333">
                <text:p>154.333333333333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63.333333333333">
                <text:p>163.33333333333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1.333333333333">
                <text:p>201.33333333333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7.333333333333">
                <text:p>167.333333333333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208.666666666667">
                <text:p>208.666666666667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96.3333333333333">
                <text:p>96.3333333333333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64.666666666667">
                <text:p>164.6666666666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37.3333333333333">
                <text:p>-37.333333333333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50.6666666666667">
                <text:p>-50.6666666666667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140.666666666667">
                <text:p>140.66666666666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15.6666666666667">
                <text:p>-15.6666666666667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25.333333333333">
                <text:p>125.33333333333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53.6666666666667">
                <text:p>53.6666666666667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200.333333333333">
                <text:p>200.3333333333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52.666666666667">
                <text:p>252.666666666667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-89.3333333333333">
                <text:p>-89.3333333333333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66.6666666666667">
                <text:p>-66.6666666666667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125.333333333333">
                <text:p>125.333333333333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67.6666666666667">
                <text:p>67.6666666666667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29.666666666667">
                <text:p>129.666666666667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206.666666666667">
                <text:p>206.66666666666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207.333333333333">
                <text:p>207.333333333333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188.333333333333">
                <text:p>188.333333333333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29.333333333333">
                <text:p>129.333333333333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159.666666666667">
                <text:p>159.6666666666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6.3333333333333">
                <text:p>56.333333333333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111.333333333333">
                <text:p>111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